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F0000000A431E818899EBFB9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automatic-styles>
    <style:style style:name="Tabela1" style:family="table">
      <style:table-properties style:width="5.517cm" table:align="left"/>
    </style:style>
    <style:style style:name="Tabela1.A" style:family="table-column">
      <style:table-column-properties style:column-width="2.23cm"/>
    </style:style>
    <style:style style:name="Tabela1.B" style:family="table-column">
      <style:table-column-properties style:column-width="3.288cm"/>
    </style:style>
    <style:style style:name="Tabela1.A1" style:family="table-cell">
      <style:table-cell-properties style:vertical-align="middle" fo:padding="0.106cm" fo:border="0.05pt solid #bbbbbb"/>
    </style:style>
    <style:style style:name="Tabela2" style:family="table">
      <style:table-properties style:width="5.517cm" table:align="left"/>
    </style:style>
    <style:style style:name="Tabela2.A" style:family="table-column">
      <style:table-column-properties style:column-width="2.23cm"/>
    </style:style>
    <style:style style:name="Tabela2.B" style:family="table-column">
      <style:table-column-properties style:column-width="3.288cm"/>
    </style:style>
    <style:style style:name="Tabela2.A1" style:family="table-cell">
      <style:table-cell-properties style:vertical-align="middle" fo:padding="0.106cm" fo:border="0.05pt solid #bbbbbb"/>
    </style:style>
    <style:style style:name="Tabela3" style:family="table">
      <style:table-properties style:width="5.517cm" table:align="left"/>
    </style:style>
    <style:style style:name="Tabela3.A" style:family="table-column">
      <style:table-column-properties style:column-width="2.23cm"/>
    </style:style>
    <style:style style:name="Tabela3.B" style:family="table-column">
      <style:table-column-properties style:column-width="3.288cm"/>
    </style:style>
    <style:style style:name="Tabela3.A1" style:family="table-cell">
      <style:table-cell-properties style:vertical-align="middle" fo:padding="0.106cm" fo:border="0.05pt solid #bbbbbb"/>
    </style:style>
    <style:style style:name="Tabela4" style:family="table">
      <style:table-properties style:width="6.279cm" table:align="left"/>
    </style:style>
    <style:style style:name="Tabela4.A" style:family="table-column">
      <style:table-column-properties style:column-width="2.992cm"/>
    </style:style>
    <style:style style:name="Tabela4.B" style:family="table-column">
      <style:table-column-properties style:column-width="3.288cm"/>
    </style:style>
    <style:style style:name="Tabela4.A1" style:family="table-cell">
      <style:table-cell-properties style:vertical-align="middle" fo:padding="0.106cm" fo:border="0.05pt solid #bbbbbb"/>
    </style:style>
    <style:style style:name="Tabela5" style:family="table">
      <style:table-properties style:width="4.247cm" table:align="left"/>
    </style:style>
    <style:style style:name="Tabela5.A" style:family="table-column">
      <style:table-column-properties style:column-width="2.23cm"/>
    </style:style>
    <style:style style:name="Tabela5.B" style:family="table-column">
      <style:table-column-properties style:column-width="2.018cm"/>
    </style:style>
    <style:style style:name="Tabela5.A1" style:family="table-cell">
      <style:table-cell-properties style:vertical-align="middle" fo:padding="0.106cm" fo:border="0.05pt solid #bbbbbb"/>
    </style:style>
    <style:style style:name="Tabela6" style:family="table">
      <style:table-properties style:width="4.247cm" table:align="left"/>
    </style:style>
    <style:style style:name="Tabela6.A" style:family="table-column">
      <style:table-column-properties style:column-width="2.23cm"/>
    </style:style>
    <style:style style:name="Tabela6.B" style:family="table-column">
      <style:table-column-properties style:column-width="2.018cm"/>
    </style:style>
    <style:style style:name="Tabela6.A1" style:family="table-cell">
      <style:table-cell-properties style:vertical-align="middle" fo:padding="0.106cm" fo:border="0.05pt solid #bbbbbb"/>
    </style:style>
    <style:style style:name="Tabela7" style:family="table">
      <style:table-properties style:width="7.549cm" table:align="left"/>
    </style:style>
    <style:style style:name="Tabela7.A" style:family="table-column">
      <style:table-column-properties style:column-width="4.262cm"/>
    </style:style>
    <style:style style:name="Tabela7.B" style:family="table-column">
      <style:table-column-properties style:column-width="3.288cm"/>
    </style:style>
    <style:style style:name="Tabela7.A1" style:family="table-cell">
      <style:table-cell-properties style:vertical-align="middle" fo:padding="0.106cm" fo:border="0.05pt solid #bbbbbb"/>
    </style:style>
    <style:style style:name="Tabela8" style:family="table">
      <style:table-properties style:width="5.517cm" table:align="left"/>
    </style:style>
    <style:style style:name="Tabela8.A" style:family="table-column">
      <style:table-column-properties style:column-width="2.23cm"/>
    </style:style>
    <style:style style:name="Tabela8.B" style:family="table-column">
      <style:table-column-properties style:column-width="3.288cm"/>
    </style:style>
    <style:style style:name="Tabela8.A1" style:family="table-cell">
      <style:table-cell-properties style:vertical-align="middle" fo:padding="0.106cm" fo:border="0.05pt solid #bbbbbb"/>
    </style:style>
    <style:style style:name="Tabela9" style:family="table">
      <style:table-properties style:width="7.726cm" table:align="left"/>
    </style:style>
    <style:style style:name="Tabela9.A" style:family="table-column">
      <style:table-column-properties style:column-width="1.976cm"/>
    </style:style>
    <style:style style:name="Tabela9.B" style:family="table-column">
      <style:table-column-properties style:column-width="3.478cm"/>
    </style:style>
    <style:style style:name="Tabela9.C" style:family="table-column">
      <style:table-column-properties style:column-width="2.272cm"/>
    </style:style>
    <style:style style:name="Tabela9.A1" style:family="table-cell">
      <style:table-cell-properties style:vertical-align="middle" fo:padding="0.106cm" fo:border="0.05pt solid #bbbbbb"/>
    </style:style>
    <style:style style:name="Tabela10" style:family="table">
      <style:table-properties style:width="8.234cm" table:align="left"/>
    </style:style>
    <style:style style:name="Tabela10.A" style:family="table-column">
      <style:table-column-properties style:column-width="1.214cm"/>
    </style:style>
    <style:style style:name="Tabela10.B" style:family="table-column">
      <style:table-column-properties style:column-width="4.748cm"/>
    </style:style>
    <style:style style:name="Tabela10.C" style:family="table-column">
      <style:table-column-properties style:column-width="2.272cm"/>
    </style:style>
    <style:style style:name="Tabela10.A1" style:family="table-cell">
      <style:table-cell-properties style:vertical-align="middle" fo:padding="0.106cm" fo:border="0.05pt solid #bbbbbb"/>
    </style:style>
    <style:style style:name="Tabela11" style:family="table">
      <style:table-properties style:width="9.426cm" table:align="left"/>
    </style:style>
    <style:style style:name="Tabela11.A" style:family="table-column">
      <style:table-column-properties style:column-width="2.23cm"/>
    </style:style>
    <style:style style:name="Tabela11.B" style:family="table-column">
      <style:table-column-properties style:column-width="3.732cm"/>
    </style:style>
    <style:style style:name="Tabela11.C" style:family="table-column">
      <style:table-column-properties style:column-width="1.7cm"/>
    </style:style>
    <style:style style:name="Tabela11.D" style:family="table-column">
      <style:table-column-properties style:column-width="1.764cm"/>
    </style:style>
    <style:style style:name="Tabela11.A1" style:family="table-cell">
      <style:table-cell-properties style:vertical-align="middle" fo:padding="0.106cm" fo:border="0.05pt solid #bbbbbb"/>
    </style:style>
    <style:style style:name="Tabela12" style:family="table">
      <style:table-properties style:width="14.506cm" table:align="left"/>
    </style:style>
    <style:style style:name="Tabela12.A" style:family="table-column">
      <style:table-column-properties style:column-width="2.992cm"/>
    </style:style>
    <style:style style:name="Tabela12.B" style:family="table-column">
      <style:table-column-properties style:column-width="7.288cm"/>
    </style:style>
    <style:style style:name="Tabela12.C" style:family="table-column">
      <style:table-column-properties style:column-width="2.208cm"/>
    </style:style>
    <style:style style:name="Tabela12.D" style:family="table-column">
      <style:table-column-properties style:column-width="2.018cm"/>
    </style:style>
    <style:style style:name="Tabela12.A1" style:family="table-cell">
      <style:table-cell-properties style:vertical-align="middle" fo:padding="0.106cm" fo:border="0.05pt solid #bbbbbb"/>
    </style:style>
    <style:style style:name="Tabela13" style:family="table">
      <style:table-properties style:width="3.485cm" table:align="left"/>
    </style:style>
    <style:style style:name="Tabela13.A" style:family="table-column">
      <style:table-column-properties style:column-width="2.23cm"/>
    </style:style>
    <style:style style:name="Tabela13.B" style:family="table-column">
      <style:table-column-properties style:column-width="1.256cm"/>
    </style:style>
    <style:style style:name="Tabela13.A1" style:family="table-cell">
      <style:table-cell-properties style:vertical-align="middle" fo:padding="0.106cm" fo:border="0.05pt solid #bbbbbb"/>
    </style:style>
    <style:style style:name="Tabela14" style:family="table">
      <style:table-properties style:width="3.485cm" table:align="left"/>
    </style:style>
    <style:style style:name="Tabela14.A" style:family="table-column">
      <style:table-column-properties style:column-width="2.23cm"/>
    </style:style>
    <style:style style:name="Tabela14.B" style:family="table-column">
      <style:table-column-properties style:column-width="1.256cm"/>
    </style:style>
    <style:style style:name="Tabela14.A1" style:family="table-cell">
      <style:table-cell-properties style:vertical-align="middle" fo:padding="0.106cm" fo:border="0.05pt solid #bbbbbb"/>
    </style:style>
    <style:style style:name="Tabela15" style:family="table">
      <style:table-properties style:width="18.006cm" table:align="left"/>
    </style:style>
    <style:style style:name="Tabela15.A" style:family="table-column">
      <style:table-column-properties style:column-width="1.214cm"/>
    </style:style>
    <style:style style:name="Tabela15.B" style:family="table-column">
      <style:table-column-properties style:column-width="2.208cm"/>
    </style:style>
    <style:style style:name="Tabela15.D" style:family="table-column">
      <style:table-column-properties style:column-width="3.224cm"/>
    </style:style>
    <style:style style:name="Tabela15.E" style:family="table-column">
      <style:table-column-properties style:column-width="1.954cm"/>
    </style:style>
    <style:style style:name="Tabela15.F" style:family="table-column">
      <style:table-column-properties style:column-width="2.462cm"/>
    </style:style>
    <style:style style:name="Tabela15.H" style:family="table-column">
      <style:table-column-properties style:column-width="2.526cm"/>
    </style:style>
    <style:style style:name="Tabela15.A1" style:family="table-cell">
      <style:table-cell-properties style:vertical-align="middle" fo:padding="0.106cm" fo:border="0.05pt solid #bbbbbb"/>
    </style:style>
    <style:style style:name="Tabela16" style:family="table">
      <style:table-properties style:width="15.268cm" table:align="left"/>
    </style:style>
    <style:style style:name="Tabela16.A" style:family="table-column">
      <style:table-column-properties style:column-width="2.23cm"/>
    </style:style>
    <style:style style:name="Tabela16.B" style:family="table-column">
      <style:table-column-properties style:column-width="10.336cm"/>
    </style:style>
    <style:style style:name="Tabela16.C" style:family="table-column">
      <style:table-column-properties style:column-width="1.192cm"/>
    </style:style>
    <style:style style:name="Tabela16.D" style:family="table-column">
      <style:table-column-properties style:column-width="1.51cm"/>
    </style:style>
    <style:style style:name="Tabela16.A1" style:family="table-cell">
      <style:table-cell-properties style:vertical-align="middle" fo:padding="0.106cm" fo:border="0.05pt solid #bbbbbb"/>
    </style:style>
    <style:style style:name="Tabela17" style:family="table">
      <style:table-properties style:width="15.014cm" table:align="left"/>
    </style:style>
    <style:style style:name="Tabela17.A" style:family="table-column">
      <style:table-column-properties style:column-width="3.5cm"/>
    </style:style>
    <style:style style:name="Tabela17.B" style:family="table-column">
      <style:table-column-properties style:column-width="7.288cm"/>
    </style:style>
    <style:style style:name="Tabela17.C" style:family="table-column">
      <style:table-column-properties style:column-width="1.954cm"/>
    </style:style>
    <style:style style:name="Tabela17.D" style:family="table-column">
      <style:table-column-properties style:column-width="2.272cm"/>
    </style:style>
    <style:style style:name="Tabela17.A1" style:family="table-cell">
      <style:table-cell-properties style:vertical-align="middle" fo:padding="0.106cm" fo:border="0.05pt solid #bbbbbb"/>
    </style:style>
    <style:style style:name="P1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4" style:family="paragraph" style:parent-style-name="Text_20_body">
      <style:paragraph-properties fo:margin-top="0cm" fo:margin-bottom="0cm" style:contextual-spacing="false" style:line-height-at-least="0.423cm" fo:text-align="justify" style:justify-single-word="false" fo:orphans="2" fo:widows="2"/>
      <style:text-properties fo:font-variant="normal" fo:text-transform="none" fo:color="#454545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7" style:family="paragraph" style:parent-style-name="Table_20_Contents">
      <style:text-properties style:font-name="Ubuntu Mono"/>
    </style:style>
    <style:style style:name="P8" style:family="paragraph" style:parent-style-name="Table_20_Contents">
      <style:paragraph-properties fo:text-align="center" style:justify-single-word="false"/>
      <style:text-properties style:font-name="Ubuntu Mono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0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P11" style:family="paragraph" style:parent-style-name="Preformatted_20_Text">
      <style:paragraph-properties fo:margin-top="0cm" fo:margin-bottom="0cm" style:contextual-spacing="false" style:line-height-at-least="0.466cm" fo:orphans="2" fo:widows="2" fo:padding="0cm" fo:border="none"/>
      <style:text-properties fo:font-variant="normal" fo:text-transform="none" fo:color="#0f1115" loext:opacity="100%" style:font-name="Menlo" fo:font-size="7.80000019073486pt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f1115" loext:opacity="100%" style:font-name="Menlo" fo:font-size="7.80000019073486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style:contextual-spacing="false" style:line-height-at-least="0.466cm" fo:orphans="2" fo:widows="2" fo:padding="0cm" fo:border="none"/>
      <style:text-properties fo:font-variant="normal" fo:text-transform="none" fo:color="#0f1115" loext:opacity="100%" fo:letter-spacing="normal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style:font-name="Ubuntu Mono"/>
    </style:style>
    <style:style style:name="T2" style:family="text"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T3" style:family="text">
      <style:text-properties fo:font-variant="normal" fo:text-transform="none" fo:color="#777777" loext:opacity="100%" style:font-name="Ubuntu" fo:font-size="8.39999961853027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T4" style:family="text">
      <style:text-properties fo:font-variant="normal" fo:text-transform="none" fo:color="#454545" loext:opacity="100%" style:font-name="Ubuntu" fo:font-size="8.39999961853027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T5" style:family="text">
      <style:text-properties fo:color="#a626a4" loext:opacity="100%"/>
    </style:style>
    <style:style style:name="T6" style:family="text">
      <style:text-properties fo:color="#a626a4" loext:opacity="100%" style:font-name="Menlo" fo:font-size="7.80000019073486pt" fo:font-style="normal" fo:font-weight="normal"/>
    </style:style>
    <style:style style:name="T7" style:family="text">
      <style:text-properties style:font-name="Menlo" fo:font-size="7.80000019073486pt" fo:font-style="normal" fo:font-weight="normal"/>
    </style:style>
    <style:style style:name="T8" style:family="text">
      <style:text-properties fo:color="#383a42" loext:opacity="100%"/>
    </style:style>
    <style:style style:name="T9" style:family="text">
      <style:text-properties fo:color="#383a42" loext:opacity="100%" style:font-name="Menlo" fo:font-size="7.80000019073486pt" fo:font-style="normal" fo:font-weight="normal"/>
    </style:style>
    <style:style style:name="T10" style:family="text">
      <style:text-properties fo:color="#4078f2" loext:opacity="100%"/>
    </style:style>
    <style:style style:name="T11" style:family="text">
      <style:text-properties fo:color="#4078f2" loext:opacity="100%" style:font-name="Menlo" fo:font-size="7.80000019073486pt" fo:font-style="normal" fo:font-weight="normal"/>
    </style:style>
    <style:style style:name="T12" style:family="text">
      <style:text-properties fo:color="#b76b01" loext:opacity="100%" style:font-name="Menlo" fo:font-size="7.80000019073486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beecrowd </text:span><text:span text:style-name="Strong_20_Emphasis"><text:span text:style-name="T3">SQL</text:span></text:span><text:span text:style-name="T2"> | 2989</text:span></text:p>
      <text:h text:style-name="P1" text:outline-level="1">Departamentos e Divisões</text:h>
      <text:p text:style-name="P5">Angelo Brayner <draw:frame draw:style-name="fr1" draw:name="Figura1" text:anchor-type="as-char" svg:width="0.318cm" svg:height="0.212cm" draw:z-index="0"><draw:image xlink:href="Pictures/100000000000000F0000000A431E818899EBFB94.gif" xlink:type="simple" xlink:show="embed" xlink:actuate="onLoad" draw:mime-type="image/gif"/><svg:title>BR</svg:title></draw:frame> Brasil</text:p>
      <text:p text:style-name="P10"><text:span text:style-name="Strong_20_Emphasis"><text:span text:style-name="T4">Timelimit: 1</text:span></text:span></text:p>
      <text:p text:style-name="P3">Para cada departamento, mostrar o nome do departamento, o nome de suas divisões, com a respectiva média salarial e maior salário de cada divisão. O resultado deve estar em ordem decrescente usando a média salarial.</text:p>
      <text:p text:style-name="P3">Dica: Você pode utilizar a função COALESCE(check_expression , 0) para substituir algum valor null por zero; Além disso, você também pode utilizar a função ROUND(value, 2) para exibir os valores com 2 casas decimais.</text:p>
      <text:h text:style-name="P2" text:outline-level="2">Esquema</text:h>
      <text:p text:style-name="P9">departamento</text:p>
      <table:table table:name="Tabela1" table:style-name="Tabela1">
        <table:table-column table:style-name="Tabela1.A"/>
        <table:table-column table:style-name="Tabela1.B"/>
        <table:table-row table:style-name="TableLine2166222383296">
          <table:table-cell table:style-name="Tabela1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1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78672">
          <table:table-cell table:style-name="Tabela1.A1" office:value-type="string">
            <text:p text:style-name="P7">cod_dep</text:p>
          </table:table-cell>
          <table:table-cell table:style-name="Tabela1.A1" office:value-type="string">
            <text:p text:style-name="P7">integer</text:p>
          </table:table-cell>
        </table:table-row>
        <table:table-row table:style-name="TableLine2166222384112">
          <table:table-cell table:style-name="Tabela1.A1" office:value-type="string">
            <text:p text:style-name="P7">nome</text:p>
          </table:table-cell>
          <table:table-cell table:style-name="Tabela1.A1" office:value-type="string">
            <text:p text:style-name="P7">varchar (50)</text:p>
          </table:table-cell>
        </table:table-row>
        <table:table-row table:style-name="TableLine2166222379488">
          <table:table-cell table:style-name="Tabela1.A1" office:value-type="string">
            <text:p text:style-name="P7">endereco</text:p>
          </table:table-cell>
          <table:table-cell table:style-name="Tabela1.A1" office:value-type="string">
            <text:p text:style-name="P7">varchar (50)</text:p>
          </table:table-cell>
        </table:table-row>
      </table:table>
      <text:p text:style-name="P4"> </text:p>
      <text:p text:style-name="P9">dependente</text:p>
      <table:table table:name="Tabela2" table:style-name="Tabela2">
        <table:table-column table:style-name="Tabela2.A"/>
        <table:table-column table:style-name="Tabela2.B"/>
        <table:table-row table:style-name="TableLine2166222370784">
          <table:table-cell table:style-name="Tabela2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2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80576">
          <table:table-cell table:style-name="Tabela2.A1" office:value-type="string">
            <text:p text:style-name="P7">matr</text:p>
          </table:table-cell>
          <table:table-cell table:style-name="Tabela2.A1" office:value-type="string">
            <text:p text:style-name="P7">integer</text:p>
          </table:table-cell>
        </table:table-row>
        <table:table-row table:style-name="TableLine2166222374864">
          <table:table-cell table:style-name="Tabela2.A1" office:value-type="string">
            <text:p text:style-name="P7">nome</text:p>
          </table:table-cell>
          <table:table-cell table:style-name="Tabela2.A1" office:value-type="string">
            <text:p text:style-name="P7">varchar (50)</text:p>
          </table:table-cell>
        </table:table-row>
        <table:table-row table:style-name="TableLine2166222371056">
          <table:table-cell table:style-name="Tabela2.A1" office:value-type="string">
            <text:p text:style-name="P7">endereco</text:p>
          </table:table-cell>
          <table:table-cell table:style-name="Tabela2.A1" office:value-type="string">
            <text:p text:style-name="P7">varchar (50)</text:p>
          </table:table-cell>
        </table:table-row>
      </table:table>
      <text:p text:style-name="P4"> </text:p>
      <text:p text:style-name="P9">desconto</text:p>
      <table:table table:name="Tabela3" table:style-name="Tabela3">
        <table:table-column table:style-name="Tabela3.A"/>
        <table:table-column table:style-name="Tabela3.B"/>
        <table:table-row table:style-name="TableLine2166222372960">
          <table:table-cell table:style-name="Tabela3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3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81120">
          <table:table-cell table:style-name="Tabela3.A1" office:value-type="string">
            <text:p text:style-name="P7">cod_desc</text:p>
          </table:table-cell>
          <table:table-cell table:style-name="Tabela3.A1" office:value-type="string">
            <text:p text:style-name="P7">integer</text:p>
          </table:table-cell>
        </table:table-row>
        <table:table-row table:style-name="TableLine2166222381392"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varchar (50)</text:p>
          </table:table-cell>
        </table:table-row>
        <table:table-row table:style-name="TableLine2166222374320">
          <table:table-cell table:style-name="Tabela3.A1" office:value-type="string">
            <text:p text:style-name="P7">tipo</text:p>
          </table:table-cell>
          <table:table-cell table:style-name="Tabela3.A1" office:value-type="string">
            <text:p text:style-name="P7">varchar (10)</text:p>
          </table:table-cell>
        </table:table-row>
        <table:table-row table:style-name="TableLine2166222375680">
          <table:table-cell table:style-name="Tabela3.A1" office:value-type="string">
            <text:p text:style-name="P7">valor</text:p>
          </table:table-cell>
          <table:table-cell table:style-name="Tabela3.A1" office:value-type="string">
            <text:p text:style-name="P7">numeric</text:p>
          </table:table-cell>
        </table:table-row>
      </table:table>
      <text:p text:style-name="P4"> </text:p>
      <text:p text:style-name="P9">divisao</text:p>
      <table:table table:name="Tabela4" table:style-name="Tabela4">
        <table:table-column table:style-name="Tabela4.A"/>
        <table:table-column table:style-name="Tabela4.B"/>
        <table:table-row table:style-name="TableLine2166222381664">
          <table:table-cell table:style-name="Tabela4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4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73232">
          <table:table-cell table:style-name="Tabela4.A1" office:value-type="string">
            <text:p text:style-name="P7">cod_divisao</text:p>
          </table:table-cell>
          <table:table-cell table:style-name="Tabela4.A1" office:value-type="string">
            <text:p text:style-name="P7">integer</text:p>
          </table:table-cell>
        </table:table-row>
        <table:table-row table:style-name="TableLine2166222378944">
          <table:table-cell table:style-name="Tabela4.A1" office:value-type="string">
            <text:p text:style-name="P7">nome</text:p>
          </table:table-cell>
          <table:table-cell table:style-name="Tabela4.A1" office:value-type="string">
            <text:p text:style-name="P7">varchar (50)</text:p>
          </table:table-cell>
        </table:table-row>
        <table:table-row table:style-name="TableLine2166222382480">
          <table:table-cell table:style-name="Tabela4.A1" office:value-type="string">
            <text:p text:style-name="P7">endereco</text:p>
          </table:table-cell>
          <table:table-cell table:style-name="Tabela4.A1" office:value-type="string">
            <text:p text:style-name="P7">varchar (50)</text:p>
          </table:table-cell>
        </table:table-row>
        <table:table-row table:style-name="TableLine2166222378400">
          <table:table-cell table:style-name="Tabela4.A1" office:value-type="string">
            <text:p text:style-name="P7">cod_dep</text:p>
          </table:table-cell>
          <table:table-cell table:style-name="Tabela4.A1" office:value-type="string">
            <text:p text:style-name="P7">numeric</text:p>
          </table:table-cell>
        </table:table-row>
      </table:table>
      <text:p text:style-name="P4"><text:soft-page-break/> </text:p>
      <text:p text:style-name="P9">emp_desc</text:p>
      <table:table table:name="Tabela5" table:style-name="Tabela5">
        <table:table-column table:style-name="Tabela5.A"/>
        <table:table-column table:style-name="Tabela5.B"/>
        <table:table-row table:style-name="TableLine2166222382208">
          <table:table-cell table:style-name="Tabela5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5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83024">
          <table:table-cell table:style-name="Tabela5.A1" office:value-type="string">
            <text:p text:style-name="P7">cod_desc</text:p>
          </table:table-cell>
          <table:table-cell table:style-name="Tabela5.A1" office:value-type="string">
            <text:p text:style-name="P7">integer</text:p>
          </table:table-cell>
        </table:table-row>
        <table:table-row table:style-name="TableLine2166222383840">
          <table:table-cell table:style-name="Tabela5.A1" office:value-type="string">
            <text:p text:style-name="P7">matr</text:p>
          </table:table-cell>
          <table:table-cell table:style-name="Tabela5.A1" office:value-type="string">
            <text:p text:style-name="P7">integer</text:p>
          </table:table-cell>
        </table:table-row>
      </table:table>
      <text:p text:style-name="P4"> </text:p>
      <text:p text:style-name="P9">emp_venc</text:p>
      <table:table table:name="Tabela6" table:style-name="Tabela6">
        <table:table-column table:style-name="Tabela6.A"/>
        <table:table-column table:style-name="Tabela6.B"/>
        <table:table-row table:style-name="TableLine2166222382752">
          <table:table-cell table:style-name="Tabela6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6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84656">
          <table:table-cell table:style-name="Tabela6.A1" office:value-type="string">
            <text:p text:style-name="P7">cod_venc</text:p>
          </table:table-cell>
          <table:table-cell table:style-name="Tabela6.A1" office:value-type="string">
            <text:p text:style-name="P7">integer</text:p>
          </table:table-cell>
        </table:table-row>
        <table:table-row table:style-name="TableLine2166222376224">
          <table:table-cell table:style-name="Tabela6.A1" office:value-type="string">
            <text:p text:style-name="P7">matr</text:p>
          </table:table-cell>
          <table:table-cell table:style-name="Tabela6.A1" office:value-type="string">
            <text:p text:style-name="P7">integer</text:p>
          </table:table-cell>
        </table:table-row>
      </table:table>
      <text:p text:style-name="P4"> </text:p>
      <text:p text:style-name="P9">empregado</text:p>
      <table:table table:name="Tabela7" table:style-name="Tabela7">
        <table:table-column table:style-name="Tabela7.A"/>
        <table:table-column table:style-name="Tabela7.B"/>
        <table:table-row table:style-name="TableLine2166222371600">
          <table:table-cell table:style-name="Tabela7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7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63168">
          <table:table-cell table:style-name="Tabela7.A1" office:value-type="string">
            <text:p text:style-name="P7">matr</text:p>
          </table:table-cell>
          <table:table-cell table:style-name="Tabela7.A1" office:value-type="string">
            <text:p text:style-name="P7">integer</text:p>
          </table:table-cell>
        </table:table-row>
        <table:table-row table:style-name="TableLine2166222354192">
          <table:table-cell table:style-name="Tabela7.A1" office:value-type="string">
            <text:p text:style-name="P7">nome</text:p>
          </table:table-cell>
          <table:table-cell table:style-name="Tabela7.A1" office:value-type="string">
            <text:p text:style-name="P7">varchar (50)</text:p>
          </table:table-cell>
        </table:table-row>
        <table:table-row table:style-name="TableLine2166222359904">
          <table:table-cell table:style-name="Tabela7.A1" office:value-type="string">
            <text:p text:style-name="P7">endereco</text:p>
          </table:table-cell>
          <table:table-cell table:style-name="Tabela7.A1" office:value-type="string">
            <text:p text:style-name="P7">varchar (50)</text:p>
          </table:table-cell>
        </table:table-row>
        <table:table-row table:style-name="TableLine2166222359088">
          <table:table-cell table:style-name="Tabela7.A1" office:value-type="string">
            <text:p text:style-name="P7">data_lotacao</text:p>
          </table:table-cell>
          <table:table-cell table:style-name="Tabela7.A1" office:value-type="string">
            <text:p text:style-name="P7">timestamp</text:p>
          </table:table-cell>
        </table:table-row>
        <table:table-row table:style-name="TableLine2166222366976">
          <table:table-cell table:style-name="Tabela7.A1" office:value-type="string">
            <text:p text:style-name="P7">lotacao</text:p>
          </table:table-cell>
          <table:table-cell table:style-name="Tabela7.A1" office:value-type="string">
            <text:p text:style-name="P7">integer</text:p>
          </table:table-cell>
        </table:table-row>
        <table:table-row table:style-name="TableLine2166222366704">
          <table:table-cell table:style-name="Tabela7.A1" office:value-type="string">
            <text:p text:style-name="P7">gerencia_cod_dep</text:p>
          </table:table-cell>
          <table:table-cell table:style-name="Tabela7.A1" office:value-type="string">
            <text:p text:style-name="P7">integer</text:p>
          </table:table-cell>
        </table:table-row>
        <table:table-row table:style-name="TableLine2166222352832">
          <table:table-cell table:style-name="Tabela7.A1" office:value-type="string">
            <text:p text:style-name="P7">lotacao_div</text:p>
          </table:table-cell>
          <table:table-cell table:style-name="Tabela7.A1" office:value-type="string">
            <text:p text:style-name="P7">integer</text:p>
          </table:table-cell>
        </table:table-row>
        <table:table-row table:style-name="TableLine2166222367248">
          <table:table-cell table:style-name="Tabela7.A1" office:value-type="string">
            <text:p text:style-name="P7">gerencia_div</text:p>
          </table:table-cell>
          <table:table-cell table:style-name="Tabela7.A1" office:value-type="string">
            <text:p text:style-name="P7">integer</text:p>
          </table:table-cell>
        </table:table-row>
      </table:table>
      <text:p text:style-name="P4"> </text:p>
      <text:p text:style-name="P9">vencimento</text:p>
      <table:table table:name="Tabela8" table:style-name="Tabela8">
        <table:table-column table:style-name="Tabela8.A"/>
        <table:table-column table:style-name="Tabela8.B"/>
        <table:table-row table:style-name="TableLine2166222384384">
          <table:table-cell table:style-name="Tabela8.A1" office:value-type="string">
            <text:p text:style-name="Table_20_Contents"><text:span text:style-name="Strong_20_Emphasis"><text:span text:style-name="T1">Coluna</text:span></text:span></text:p>
          </table:table-cell>
          <table:table-cell table:style-name="Tabela8.A1" office:value-type="string">
            <text:p text:style-name="Table_20_Contents"><text:span text:style-name="Strong_20_Emphasis"><text:span text:style-name="T1">Tipo</text:span></text:span></text:p>
          </table:table-cell>
        </table:table-row>
        <table:table-row table:style-name="TableLine2166222354464">
          <table:table-cell table:style-name="Tabela8.A1" office:value-type="string">
            <text:p text:style-name="P7">cod_venc</text:p>
          </table:table-cell>
          <table:table-cell table:style-name="Tabela8.A1" office:value-type="string">
            <text:p text:style-name="P7">integer</text:p>
          </table:table-cell>
        </table:table-row>
        <table:table-row table:style-name="TableLine2166222353104">
          <table:table-cell table:style-name="Tabela8.A1" office:value-type="string">
            <text:p text:style-name="P7">nome</text:p>
          </table:table-cell>
          <table:table-cell table:style-name="Tabela8.A1" office:value-type="string">
            <text:p text:style-name="P7">varchar (50)</text:p>
          </table:table-cell>
        </table:table-row>
        <table:table-row table:style-name="TableLine2166222367520">
          <table:table-cell table:style-name="Tabela8.A1" office:value-type="string">
            <text:p text:style-name="P7">tipo</text:p>
          </table:table-cell>
          <table:table-cell table:style-name="Tabela8.A1" office:value-type="string">
            <text:p text:style-name="P7">varchar (10)</text:p>
          </table:table-cell>
        </table:table-row>
        <table:table-row table:style-name="TableLine2166222361808">
          <table:table-cell table:style-name="Tabela8.A1" office:value-type="string">
            <text:p text:style-name="P7">valor</text:p>
          </table:table-cell>
          <table:table-cell table:style-name="Tabela8.A1" office:value-type="string">
            <text:p text:style-name="P7">numeric</text:p>
          </table:table-cell>
        </table:table-row>
      </table:table>
      <text:h text:style-name="P2" text:outline-level="2">Tabelas</text:h>
      <text:p text:style-name="P9">departamento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leLine2166222364528">
          <table:table-cell table:style-name="Tabela9.A1" office:value-type="string">
            <text:p text:style-name="Table_20_Contents"><text:span text:style-name="Strong_20_Emphasis"><text:span text:style-name="T1">cod_dep</text:span></text:span></text:p>
          </table:table-cell>
          <table:table-cell table:style-name="Tabela9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9.A1" office:value-type="string">
            <text:p text:style-name="Table_20_Contents"><text:span text:style-name="Strong_20_Emphasis"><text:span text:style-name="T1">endereco</text:span></text:span></text:p>
          </table:table-cell>
        </table:table-row>
        <table:table-row table:style-name="TableLine2166222362896">
          <table:table-cell table:style-name="Tabela9.A1" office:value-type="string">
            <text:p text:style-name="P8">1</text:p>
          </table:table-cell>
          <table:table-cell table:style-name="Tabela9.A1" office:value-type="string">
            <text:p text:style-name="P7">Contabilidade</text:p>
          </table:table-cell>
          <table:table-cell table:style-name="Tabela9.A1" office:value-type="string">
            <text:p text:style-name="P8">R. X</text:p>
          </table:table-cell>
        </table:table-row>
        <table:table-row table:style-name="TableLine2166222364800">
          <table:table-cell table:style-name="Tabela9.A1" office:value-type="string">
            <text:p text:style-name="P8">2</text:p>
          </table:table-cell>
          <table:table-cell table:style-name="Tabela9.A1" office:value-type="string">
            <text:p text:style-name="P7">TI</text:p>
          </table:table-cell>
          <table:table-cell table:style-name="Tabela9.A1" office:value-type="string">
            <text:p text:style-name="P8">R. Y</text:p>
          </table:table-cell>
        </table:table-row>
        <table:table-row table:style-name="TableLine2166222361264">
          <table:table-cell table:style-name="Tabela9.A1" office:value-type="string">
            <text:p text:style-name="P8">3</text:p>
          </table:table-cell>
          <table:table-cell table:style-name="Tabela9.A1" office:value-type="string">
            <text:p text:style-name="P7">Engenharia</text:p>
          </table:table-cell>
          <table:table-cell table:style-name="Tabela9.A1" office:value-type="string">
            <text:p text:style-name="P8">R. Y</text:p>
          </table:table-cell>
        </table:table-row>
      </table:table>
      <text:p text:style-name="P4"><text:soft-page-break/> </text:p>
      <text:p text:style-name="P9">dependente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leLine2166222358816">
          <table:table-cell table:style-name="Tabela10.A1" office:value-type="string">
            <text:p text:style-name="Table_20_Contents"><text:span text:style-name="Strong_20_Emphasis"><text:span text:style-name="T1">matr</text:span></text:span></text:p>
          </table:table-cell>
          <table:table-cell table:style-name="Tabela10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10.A1" office:value-type="string">
            <text:p text:style-name="Table_20_Contents"><text:span text:style-name="Strong_20_Emphasis"><text:span text:style-name="T1">endereco</text:span></text:span></text:p>
          </table:table-cell>
        </table:table-row>
        <table:table-row table:style-name="TableLine2166222356096">
          <table:table-cell table:style-name="Tabela10.A1" office:value-type="string">
            <text:p text:style-name="P8">9999</text:p>
          </table:table-cell>
          <table:table-cell table:style-name="Tabela10.A1" office:value-type="string">
            <text:p text:style-name="P7">Francisco Jose</text:p>
          </table:table-cell>
          <table:table-cell table:style-name="Tabela10.A1" office:value-type="string">
            <text:p text:style-name="P8">R. Z</text:p>
          </table:table-cell>
        </table:table-row>
        <table:table-row table:style-name="TableLine2166222369696">
          <table:table-cell table:style-name="Tabela10.A1" office:value-type="string">
            <text:p text:style-name="P8">88</text:p>
          </table:table-cell>
          <table:table-cell table:style-name="Tabela10.A1" office:value-type="string">
            <text:p text:style-name="P7">Maria da Silva</text:p>
          </table:table-cell>
          <table:table-cell table:style-name="Tabela10.A1" office:value-type="string">
            <text:p text:style-name="P8">R. T</text:p>
          </table:table-cell>
        </table:table-row>
        <table:table-row table:style-name="TableLine2166222363440">
          <table:table-cell table:style-name="Tabela10.A1" office:value-type="string">
            <text:p text:style-name="P8">55</text:p>
          </table:table-cell>
          <table:table-cell table:style-name="Tabela10.A1" office:value-type="string">
            <text:p text:style-name="P7">Virgulino da Silva</text:p>
          </table:table-cell>
          <table:table-cell table:style-name="Tabela10.A1" office:value-type="string">
            <text:p text:style-name="P8">R. 31</text:p>
          </table:table-cell>
        </table:table-row>
      </table:table>
      <text:p text:style-name="P4"> </text:p>
      <text:p text:style-name="P9">desconto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leLine2166222359632">
          <table:table-cell table:style-name="Tabela11.A1" office:value-type="string">
            <text:p text:style-name="Table_20_Contents"><text:span text:style-name="Strong_20_Emphasis"><text:span text:style-name="T1">cod_desc</text:span></text:span></text:p>
          </table:table-cell>
          <table:table-cell table:style-name="Tabela11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11.A1" office:value-type="string">
            <text:p text:style-name="Table_20_Contents"><text:span text:style-name="Strong_20_Emphasis"><text:span text:style-name="T1">tipo</text:span></text:span></text:p>
          </table:table-cell>
          <table:table-cell table:style-name="Tabela11.A1" office:value-type="string">
            <text:p text:style-name="Table_20_Contents"><text:span text:style-name="Strong_20_Emphasis"><text:span text:style-name="T1">valor</text:span></text:span></text:p>
          </table:table-cell>
        </table:table-row>
        <table:table-row table:style-name="TableLine2166222354736">
          <table:table-cell table:style-name="Tabela11.A1" office:value-type="string">
            <text:p text:style-name="P8">91</text:p>
          </table:table-cell>
          <table:table-cell table:style-name="Tabela11.A1" office:value-type="string">
            <text:p text:style-name="P7">IR</text:p>
          </table:table-cell>
          <table:table-cell table:style-name="Tabela11.A1" office:value-type="string">
            <text:p text:style-name="P8">V</text:p>
          </table:table-cell>
          <table:table-cell table:style-name="Tabela11.A1" office:value-type="string">
            <text:p text:style-name="P8">400</text:p>
          </table:table-cell>
        </table:table-row>
        <table:table-row table:style-name="TableLine2166222355280">
          <table:table-cell table:style-name="Tabela11.A1" office:value-type="string">
            <text:p text:style-name="P8">92</text:p>
          </table:table-cell>
          <table:table-cell table:style-name="Tabela11.A1" office:value-type="string">
            <text:p text:style-name="P7">Plano de saude</text:p>
          </table:table-cell>
          <table:table-cell table:style-name="Tabela11.A1" office:value-type="string">
            <text:p text:style-name="P8">V</text:p>
          </table:table-cell>
          <table:table-cell table:style-name="Tabela11.A1" office:value-type="string">
            <text:p text:style-name="P8">300</text:p>
          </table:table-cell>
        </table:table-row>
        <table:table-row table:style-name="TableLine2166222353376">
          <table:table-cell table:style-name="Tabela11.A1" office:value-type="string">
            <text:p text:style-name="P8">93</text:p>
          </table:table-cell>
          <table:table-cell table:style-name="Tabela11.A1" office:value-type="string">
            <text:p text:style-name="P7">(null)</text:p>
          </table:table-cell>
          <table:table-cell table:style-name="Tabela11.A1" office:value-type="string">
            <text:p text:style-name="P8">(null)</text:p>
          </table:table-cell>
          <table:table-cell table:style-name="Tabela11.A1" office:value-type="string">
            <text:p text:style-name="P8">(null)</text:p>
          </table:table-cell>
        </table:table-row>
      </table:table>
      <text:p text:style-name="P4"> </text:p>
      <text:p text:style-name="P9">divisao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leLine2166222362624">
          <table:table-cell table:style-name="Tabela12.A1" office:value-type="string">
            <text:p text:style-name="Table_20_Contents"><text:span text:style-name="Strong_20_Emphasis"><text:span text:style-name="T1">cod_divisao</text:span></text:span></text:p>
          </table:table-cell>
          <table:table-cell table:style-name="Tabela12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12.A1" office:value-type="string">
            <text:p text:style-name="Table_20_Contents"><text:span text:style-name="Strong_20_Emphasis"><text:span text:style-name="T1">endereco</text:span></text:span></text:p>
          </table:table-cell>
          <table:table-cell table:style-name="Tabela12.A1" office:value-type="string">
            <text:p text:style-name="Table_20_Contents"><text:span text:style-name="Strong_20_Emphasis"><text:span text:style-name="T1">cod_dep</text:span></text:span></text:p>
          </table:table-cell>
        </table:table-row>
        <table:table-row table:style-name="TableLine2166222364256">
          <table:table-cell table:style-name="Tabela12.A1" office:value-type="string">
            <text:p text:style-name="P8">11</text:p>
          </table:table-cell>
          <table:table-cell table:style-name="Tabela12.A1" office:value-type="string">
            <text:p text:style-name="P7">Ativo</text:p>
          </table:table-cell>
          <table:table-cell table:style-name="Tabela12.A1" office:value-type="string">
            <text:p text:style-name="P8">R. X</text:p>
          </table:table-cell>
          <table:table-cell table:style-name="Tabela12.A1" office:value-type="string">
            <text:p text:style-name="P8">1</text:p>
          </table:table-cell>
        </table:table-row>
        <table:table-row table:style-name="TableLine2166222365616">
          <table:table-cell table:style-name="Tabela12.A1" office:value-type="string">
            <text:p text:style-name="P8">12</text:p>
          </table:table-cell>
          <table:table-cell table:style-name="Tabela12.A1" office:value-type="string">
            <text:p text:style-name="P7">Passivo</text:p>
          </table:table-cell>
          <table:table-cell table:style-name="Tabela12.A1" office:value-type="string">
            <text:p text:style-name="P8">R. X</text:p>
          </table:table-cell>
          <table:table-cell table:style-name="Tabela12.A1" office:value-type="string">
            <text:p text:style-name="P8">1</text:p>
          </table:table-cell>
        </table:table-row>
        <table:table-row table:style-name="TableLine2166222366160">
          <table:table-cell table:style-name="Tabela12.A1" office:value-type="string">
            <text:p text:style-name="P8">21</text:p>
          </table:table-cell>
          <table:table-cell table:style-name="Tabela12.A1" office:value-type="string">
            <text:p text:style-name="P7">Desenvoilvimento de Projetos</text:p>
          </table:table-cell>
          <table:table-cell table:style-name="Tabela12.A1" office:value-type="string">
            <text:p text:style-name="P8">R. Y</text:p>
          </table:table-cell>
          <table:table-cell table:style-name="Tabela12.A1" office:value-type="string">
            <text:p text:style-name="P8">2</text:p>
          </table:table-cell>
        </table:table-row>
        <table:table-row table:style-name="TableLine2166222357728">
          <table:table-cell table:style-name="Tabela12.A1" office:value-type="string">
            <text:p text:style-name="P8">22</text:p>
          </table:table-cell>
          <table:table-cell table:style-name="Tabela12.A1" office:value-type="string">
            <text:p text:style-name="P7">Analise de Sistemas</text:p>
          </table:table-cell>
          <table:table-cell table:style-name="Tabela12.A1" office:value-type="string">
            <text:p text:style-name="P8">R. Y</text:p>
          </table:table-cell>
          <table:table-cell table:style-name="Tabela12.A1" office:value-type="string">
            <text:p text:style-name="P8">2</text:p>
          </table:table-cell>
        </table:table-row>
        <table:table-row table:style-name="TableLine2166222366432">
          <table:table-cell table:style-name="Tabela12.A1" office:value-type="string">
            <text:p text:style-name="P8">23</text:p>
          </table:table-cell>
          <table:table-cell table:style-name="Tabela12.A1" office:value-type="string">
            <text:p text:style-name="P8">Programacao</text:p>
          </table:table-cell>
          <table:table-cell table:style-name="Tabela12.A1" office:value-type="string">
            <text:p text:style-name="P8">R. W</text:p>
          </table:table-cell>
          <table:table-cell table:style-name="Tabela12.A1" office:value-type="string">
            <text:p text:style-name="P8">2</text:p>
          </table:table-cell>
        </table:table-row>
        <table:table-row table:style-name="TableLine2166222368064">
          <table:table-cell table:style-name="Tabela12.A1" office:value-type="string">
            <text:p text:style-name="P8">31</text:p>
          </table:table-cell>
          <table:table-cell table:style-name="Tabela12.A1" office:value-type="string">
            <text:p text:style-name="P7">Concreto</text:p>
          </table:table-cell>
          <table:table-cell table:style-name="Tabela12.A1" office:value-type="string">
            <text:p text:style-name="P8">R. Y</text:p>
          </table:table-cell>
          <table:table-cell table:style-name="Tabela12.A1" office:value-type="string">
            <text:p text:style-name="P8">3</text:p>
          </table:table-cell>
        </table:table-row>
        <table:table-row table:style-name="TableLine2166222368608">
          <table:table-cell table:style-name="Tabela12.A1" office:value-type="string">
            <text:p text:style-name="P8">32</text:p>
          </table:table-cell>
          <table:table-cell table:style-name="Tabela12.A1" office:value-type="string">
            <text:p text:style-name="P8">Calculo Estrutural</text:p>
          </table:table-cell>
          <table:table-cell table:style-name="Tabela12.A1" office:value-type="string">
            <text:p text:style-name="P8">R. Y</text:p>
          </table:table-cell>
          <table:table-cell table:style-name="Tabela12.A1" office:value-type="string">
            <text:p text:style-name="P8">3</text:p>
          </table:table-cell>
        </table:table-row>
      </table:table>
      <text:p text:style-name="P4"> </text:p>
      <text:p text:style-name="P9">emp_desc</text:p>
      <table:table table:name="Tabela13" table:style-name="Tabela13">
        <table:table-column table:style-name="Tabela13.A"/>
        <table:table-column table:style-name="Tabela13.B"/>
        <table:table-row table:style-name="TableLine2166222358000">
          <table:table-cell table:style-name="Tabela13.A1" office:value-type="string">
            <text:p text:style-name="Table_20_Contents"><text:span text:style-name="Strong_20_Emphasis"><text:span text:style-name="T1">cod_desc</text:span></text:span></text:p>
          </table:table-cell>
          <table:table-cell table:style-name="Tabela13.A1" office:value-type="string">
            <text:p text:style-name="Table_20_Contents"><text:span text:style-name="Strong_20_Emphasis"><text:span text:style-name="T1">matr</text:span></text:span></text:p>
          </table:table-cell>
        </table:table-row>
        <table:table-row table:style-name="TableLine2166222353648">
          <table:table-cell table:style-name="Tabela13.A1" office:value-type="string">
            <text:p text:style-name="P8">91</text:p>
          </table:table-cell>
          <table:table-cell table:style-name="Tabela13.A1" office:value-type="string">
            <text:p text:style-name="P8">3</text:p>
          </table:table-cell>
        </table:table-row>
        <table:table-row table:style-name="TableLine2166222353920">
          <table:table-cell table:style-name="Tabela13.A1" office:value-type="string">
            <text:p text:style-name="P8">91</text:p>
          </table:table-cell>
          <table:table-cell table:style-name="Tabela13.A1" office:value-type="string">
            <text:p text:style-name="P8">27</text:p>
          </table:table-cell>
        </table:table-row>
        <table:table-row table:style-name="TableLine2166222355552">
          <table:table-cell table:style-name="Tabela13.A1" office:value-type="string">
            <text:p text:style-name="P8">91</text:p>
          </table:table-cell>
          <table:table-cell table:style-name="Tabela13.A1" office:value-type="string">
            <text:p text:style-name="P8">9999</text:p>
          </table:table-cell>
        </table:table-row>
        <table:table-row table:style-name="TableLine2166222355824">
          <table:table-cell table:style-name="Tabela13.A1" office:value-type="string">
            <text:p text:style-name="P8">92</text:p>
          </table:table-cell>
          <table:table-cell table:style-name="Tabela13.A1" office:value-type="string">
            <text:p text:style-name="P8">27</text:p>
          </table:table-cell>
        </table:table-row>
        <table:table-row table:style-name="TableLine2166345428240">
          <table:table-cell table:style-name="Tabela13.A1" office:value-type="string">
            <text:p text:style-name="P8">92</text:p>
          </table:table-cell>
          <table:table-cell table:style-name="Tabela13.A1" office:value-type="string">
            <text:p text:style-name="P8">71</text:p>
          </table:table-cell>
        </table:table-row>
        <table:table-row table:style-name="TableLine2166345429056">
          <table:table-cell table:style-name="Tabela13.A1" office:value-type="string">
            <text:p text:style-name="P8">92</text:p>
          </table:table-cell>
          <table:table-cell table:style-name="Tabela13.A1" office:value-type="string">
            <text:p text:style-name="P8">88</text:p>
          </table:table-cell>
        </table:table-row>
        <table:table-row table:style-name="TableLine2166345417088">
          <table:table-cell table:style-name="Tabela13.A1" office:value-type="string">
            <text:p text:style-name="P8">92</text:p>
          </table:table-cell>
          <table:table-cell table:style-name="Tabela13.A1" office:value-type="string">
            <text:p text:style-name="P8">9999</text:p>
          </table:table-cell>
        </table:table-row>
      </table:table>
      <text:p text:style-name="P4"><text:soft-page-break/> </text:p>
      <text:p text:style-name="P9">emp_venc</text:p>
      <table:table table:name="Tabela14" table:style-name="Tabela14">
        <table:table-column table:style-name="Tabela14.A"/>
        <table:table-column table:style-name="Tabela14.B"/>
        <table:table-row table:style-name="TableLine2166345417360">
          <table:table-cell table:style-name="Tabela14.A1" office:value-type="string">
            <text:p text:style-name="Table_20_Contents"><text:span text:style-name="Strong_20_Emphasis"><text:span text:style-name="T1">cod_venc</text:span></text:span></text:p>
          </table:table-cell>
          <table:table-cell table:style-name="Tabela14.A1" office:value-type="string">
            <text:p text:style-name="Table_20_Contents"><text:span text:style-name="Strong_20_Emphasis"><text:span text:style-name="T1">matr</text:span></text:span></text:p>
          </table:table-cell>
        </table:table-row>
        <table:table-row table:style-name="TableLine2166345421984"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8">27</text:p>
          </table:table-cell>
        </table:table-row>
        <table:table-row table:style-name="TableLine2166345422800"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8">88</text:p>
          </table:table-cell>
        </table:table-row>
        <table:table-row table:style-name="TableLine2166345417632"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8">135</text:p>
          </table:table-cell>
        </table:table-row>
        <table:table-row table:style-name="TableLine2166345426336"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8">254</text:p>
          </table:table-cell>
        </table:table-row>
        <table:table-row table:style-name="TableLine2166345419808">
          <table:table-cell table:style-name="Tabela14.A1" office:value-type="string">
            <text:p text:style-name="P8">1</text:p>
          </table:table-cell>
          <table:table-cell table:style-name="Tabela14.A1" office:value-type="string">
            <text:p text:style-name="P8">431</text:p>
          </table:table-cell>
        </table:table-row>
        <table:table-row table:style-name="TableLine2166345429328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1</text:p>
          </table:table-cell>
        </table:table-row>
        <table:table-row table:style-name="TableLine2166345422528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5</text:p>
          </table:table-cell>
        </table:table-row>
        <table:table-row table:style-name="TableLine2166345417904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7</text:p>
          </table:table-cell>
        </table:table-row>
        <table:table-row table:style-name="TableLine2166345426608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13</text:p>
          </table:table-cell>
        </table:table-row>
        <table:table-row table:style-name="TableLine2166345420624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33</text:p>
          </table:table-cell>
        </table:table-row>
        <table:table-row table:style-name="TableLine2166345429872"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9999</text:p>
          </table:table-cell>
        </table:table-row>
        <table:table-row table:style-name="TableLine2166345423072"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8">3</text:p>
          </table:table-cell>
        </table:table-row>
        <table:table-row table:style-name="TableLine2166345426880"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8">55</text:p>
          </table:table-cell>
        </table:table-row>
        <table:table-row table:style-name="TableLine2166345423344"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8">71</text:p>
          </table:table-cell>
        </table:table-row>
        <table:table-row table:style-name="TableLine2166345430144"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8">222</text:p>
          </table:table-cell>
        </table:table-row>
        <table:table-row table:style-name="TableLine2166345420896">
          <table:table-cell table:style-name="Tabela14.A1" office:value-type="string">
            <text:p text:style-name="P8">4</text:p>
          </table:table-cell>
          <table:table-cell table:style-name="Tabela14.A1" office:value-type="string">
            <text:p text:style-name="P8">25</text:p>
          </table:table-cell>
        </table:table-row>
        <table:table-row table:style-name="TableLine2166345421168">
          <table:table-cell table:style-name="Tabela14.A1" office:value-type="string">
            <text:p text:style-name="P8">4</text:p>
          </table:table-cell>
          <table:table-cell table:style-name="Tabela14.A1" office:value-type="string">
            <text:p text:style-name="P8">476</text:p>
          </table:table-cell>
        </table:table-row>
        <table:table-row table:style-name="TableLine2166345421712">
          <table:table-cell table:style-name="Tabela14.A1" office:value-type="string">
            <text:p text:style-name="P8">5</text:p>
          </table:table-cell>
          <table:table-cell table:style-name="Tabela14.A1" office:value-type="string">
            <text:p text:style-name="P8">371</text:p>
          </table:table-cell>
        </table:table-row>
        <table:table-row table:style-name="TableLine2166345404032">
          <table:table-cell table:style-name="Tabela14.A1" office:value-type="string">
            <text:p text:style-name="P8">6</text:p>
          </table:table-cell>
          <table:table-cell table:style-name="Tabela14.A1" office:value-type="string">
            <text:p text:style-name="P8">3</text:p>
          </table:table-cell>
        </table:table-row>
        <table:table-row table:style-name="TableLine2166345410016">
          <table:table-cell table:style-name="Tabela14.A1" office:value-type="string">
            <text:p text:style-name="P8">6</text:p>
          </table:table-cell>
          <table:table-cell table:style-name="Tabela14.A1" office:value-type="string">
            <text:p text:style-name="P8">27</text:p>
          </table:table-cell>
        </table:table-row>
        <table:table-row table:style-name="TableLine2166345399136">
          <table:table-cell table:style-name="Tabela14.A1" office:value-type="string">
            <text:p text:style-name="P8">6</text:p>
          </table:table-cell>
          <table:table-cell table:style-name="Tabela14.A1" office:value-type="string">
            <text:p text:style-name="P8">9999</text:p>
          </table:table-cell>
        </table:table-row>
        <table:table-row table:style-name="TableLine2166345405664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5</text:p>
          </table:table-cell>
        </table:table-row>
        <table:table-row table:style-name="TableLine2166345414640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33</text:p>
          </table:table-cell>
        </table:table-row>
        <table:table-row table:style-name="TableLine2166345399952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55</text:p>
          </table:table-cell>
        </table:table-row>
        <table:table-row table:style-name="TableLine2166345403216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71</text:p>
          </table:table-cell>
        </table:table-row>
        <table:table-row table:style-name="TableLine2166345401584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88</text:p>
          </table:table-cell>
        </table:table-row>
        <table:table-row table:style-name="TableLine2166345404576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254</text:p>
          </table:table-cell>
        </table:table-row>
        <table:table-row table:style-name="TableLine2166345406480">
          <table:table-cell table:style-name="Tabela14.A1" office:value-type="string">
            <text:p text:style-name="P8">7</text:p>
          </table:table-cell>
          <table:table-cell table:style-name="Tabela14.A1" office:value-type="string">
            <text:p text:style-name="P8">476</text:p>
          </table:table-cell>
        </table:table-row>
        <table:table-row table:style-name="TableLine2166345408384">
          <table:table-cell table:style-name="Tabela14.A1" office:value-type="string">
            <text:p text:style-name="P8">8</text:p>
          </table:table-cell>
          <table:table-cell table:style-name="Tabela14.A1" office:value-type="string">
            <text:p text:style-name="P8">25</text:p>
          </table:table-cell>
        </table:table-row>
        <table:table-row table:style-name="TableLine2166345400768">
          <table:table-cell table:style-name="Tabela14.A1" office:value-type="string">
            <text:p text:style-name="P8">8</text:p>
          </table:table-cell>
          <table:table-cell table:style-name="Tabela14.A1" office:value-type="string">
            <text:p text:style-name="P8">91</text:p>
          </table:table-cell>
        </table:table-row>
        <table:table-row table:style-name="TableLine2166345401856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1</text:p>
          </table:table-cell>
        </table:table-row>
        <table:table-row table:style-name="TableLine2166345410288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27</text:p>
          </table:table-cell>
        </table:table-row>
        <table:table-row table:style-name="TableLine2166345411920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91</text:p>
          </table:table-cell>
        </table:table-row>
        <text:soft-page-break/>
        <table:table-row table:style-name="TableLine2166345402672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135</text:p>
          </table:table-cell>
        </table:table-row>
        <table:table-row table:style-name="TableLine2166345402944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371</text:p>
          </table:table-cell>
        </table:table-row>
        <table:table-row table:style-name="TableLine2166345405392">
          <table:table-cell table:style-name="Tabela14.A1" office:value-type="string">
            <text:p text:style-name="P8">9</text:p>
          </table:table-cell>
          <table:table-cell table:style-name="Tabela14.A1" office:value-type="string">
            <text:p text:style-name="P8">9999</text:p>
          </table:table-cell>
        </table:table-row>
        <table:table-row table:style-name="TableLine2166345406208">
          <table:table-cell table:style-name="Tabela14.A1" office:value-type="string">
            <text:p text:style-name="P8">10</text:p>
          </table:table-cell>
          <table:table-cell table:style-name="Tabela14.A1" office:value-type="string">
            <text:p text:style-name="P8">371</text:p>
          </table:table-cell>
        </table:table-row>
        <table:table-row table:style-name="TableLine2166345398592">
          <table:table-cell table:style-name="Tabela14.A1" office:value-type="string">
            <text:p text:style-name="P8">10</text:p>
          </table:table-cell>
          <table:table-cell table:style-name="Tabela14.A1" office:value-type="string">
            <text:p text:style-name="P8">9999</text:p>
          </table:table-cell>
        </table:table-row>
        <table:table-row table:style-name="TableLine2166345408656">
          <table:table-cell table:style-name="Tabela14.A1" office:value-type="string">
            <text:p text:style-name="P8">11</text:p>
          </table:table-cell>
          <table:table-cell table:style-name="Tabela14.A1" office:value-type="string">
            <text:p text:style-name="P8">91</text:p>
          </table:table-cell>
        </table:table-row>
        <table:table-row table:style-name="TableLine2166345398320">
          <table:table-cell table:style-name="Tabela14.A1" office:value-type="string">
            <text:p text:style-name="P8">12</text:p>
          </table:table-cell>
          <table:table-cell table:style-name="Tabela14.A1" office:value-type="string">
            <text:p text:style-name="P8">3</text:p>
          </table:table-cell>
        </table:table-row>
        <table:table-row table:style-name="TableLine2166345403760">
          <table:table-cell table:style-name="Tabela14.A1" office:value-type="string">
            <text:p text:style-name="P8">12</text:p>
          </table:table-cell>
          <table:table-cell table:style-name="Tabela14.A1" office:value-type="string">
            <text:p text:style-name="P8">27</text:p>
          </table:table-cell>
        </table:table-row>
        <table:table-row table:style-name="TableLine2166345410832">
          <table:table-cell table:style-name="Tabela14.A1" office:value-type="string">
            <text:p text:style-name="P8">12</text:p>
          </table:table-cell>
          <table:table-cell table:style-name="Tabela14.A1" office:value-type="string">
            <text:p text:style-name="P8">254</text:p>
          </table:table-cell>
        </table:table-row>
        <table:table-row table:style-name="TableLine2166345401040">
          <table:table-cell table:style-name="Tabela14.A1" office:value-type="string">
            <text:p text:style-name="P8">12</text:p>
          </table:table-cell>
          <table:table-cell table:style-name="Tabela14.A1" office:value-type="string">
            <text:p text:style-name="P8">9999</text:p>
          </table:table-cell>
        </table:table-row>
        <table:table-row table:style-name="TableLine2166345404304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3</text:p>
          </table:table-cell>
        </table:table-row>
        <table:table-row table:style-name="TableLine2166345407296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5</text:p>
          </table:table-cell>
        </table:table-row>
        <table:table-row table:style-name="TableLine2166345415184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7</text:p>
          </table:table-cell>
        </table:table-row>
        <table:table-row table:style-name="TableLine2166345408112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25</text:p>
          </table:table-cell>
        </table:table-row>
        <table:table-row table:style-name="TableLine2166345399408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33</text:p>
          </table:table-cell>
        </table:table-row>
        <table:table-row table:style-name="TableLine2166345399680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88</text:p>
          </table:table-cell>
        </table:table-row>
        <table:table-row table:style-name="TableLine2166345414368"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135</text:p>
          </table:table-cell>
        </table:table-row>
      </table:table>
      <text:p text:style-name="P4"> </text:p>
      <text:p text:style-name="P9">empregado</text:p>
      <table:table table:name="Tabela15" table:style-name="Tabela15">
        <table:table-column table:style-name="Tabela15.A"/>
        <table:table-column table:style-name="Tabela15.B" table:number-columns-repeated="2"/>
        <table:table-column table:style-name="Tabela15.D"/>
        <table:table-column table:style-name="Tabela15.E"/>
        <table:table-column table:style-name="Tabela15.F"/>
        <table:table-column table:style-name="Tabela15.B"/>
        <table:table-column table:style-name="Tabela15.H"/>
        <table:table-row table:style-name="TableLine2166345420352">
          <table:table-cell table:style-name="Tabela15.A1" office:value-type="string">
            <text:p text:style-name="Table_20_Contents"><text:span text:style-name="Strong_20_Emphasis"><text:span text:style-name="T1">matr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endereco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data_lotacao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lotacao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gerencia_cod_dep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lotacao_div</text:span></text:span></text:p>
          </table:table-cell>
          <table:table-cell table:style-name="Tabela15.A1" office:value-type="string">
            <text:p text:style-name="Table_20_Contents"><text:span text:style-name="Strong_20_Emphasis"><text:span text:style-name="T1">gerencia_div</text:span></text:span></text:p>
          </table:table-cell>
        </table:table-row>
        <table:table-row table:style-name="TableLine2166345407024">
          <table:table-cell table:style-name="Tabela15.A1" office:value-type="string">
            <text:p text:style-name="P8">9999</text:p>
          </table:table-cell>
          <table:table-cell table:style-name="Tabela15.A1" office:value-type="string">
            <text:p text:style-name="P7">Jose Sampaio</text:p>
          </table:table-cell>
          <table:table-cell table:style-name="Tabela15.A1" office:value-type="string">
            <text:p text:style-name="P8">R. Z</text:p>
          </table:table-cell>
          <table:table-cell table:style-name="Tabela15.A1" office:value-type="string">
            <text:p text:style-name="P7">2006-06-06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12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9200">
          <table:table-cell table:style-name="Tabela15.A1" office:value-type="string">
            <text:p text:style-name="P8">33</text:p>
          </table:table-cell>
          <table:table-cell table:style-name="Tabela15.A1" office:value-type="string">
            <text:p text:style-name="P7">Jose Maria</text:p>
          </table:table-cell>
          <table:table-cell table:style-name="Tabela15.A1" office:value-type="string">
            <text:p text:style-name="P8">R. 21</text:p>
          </table:table-cell>
          <table:table-cell table:style-name="Tabela15.A1" office:value-type="string">
            <text:p text:style-name="P7">2006-03-01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11</text:p>
          </table:table-cell>
          <table:table-cell table:style-name="Tabela15.A1" office:value-type="string">
            <text:p text:style-name="P8">11</text:p>
          </table:table-cell>
        </table:table-row>
        <table:table-row table:style-name="TableLine2166345414912"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7">Maria Jose</text:p>
          </table:table-cell>
          <table:table-cell table:style-name="Tabela15.A1" office:value-type="string">
            <text:p text:style-name="P8">R. 52</text:p>
          </table:table-cell>
          <table:table-cell table:style-name="Tabela15.A1" office:value-type="string">
            <text:p text:style-name="P7">2003-03-01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1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7568">
          <table:table-cell table:style-name="Tabela15.A1" office:value-type="string">
            <text:p text:style-name="P8">7</text:p>
          </table:table-cell>
          <table:table-cell table:style-name="Tabela15.A1" office:value-type="string">
            <text:p text:style-name="P7">Yasmim</text:p>
          </table:table-cell>
          <table:table-cell table:style-name="Tabela15.A1" office:value-type="string">
            <text:p text:style-name="P8">R. 13</text:p>
          </table:table-cell>
          <table:table-cell table:style-name="Tabela15.A1" office:value-type="string">
            <text:p text:style-name="P7">0210-07-02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1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1312">
          <table:table-cell table:style-name="Tabela15.A1" office:value-type="string">
            <text:p text:style-name="P8">5</text:p>
          </table:table-cell>
          <table:table-cell table:style-name="Tabela15.A1" office:value-type="string">
            <text:p text:style-name="P7">Rebeca</text:p>
          </table:table-cell>
          <table:table-cell table:style-name="Tabela15.A1" office:value-type="string">
            <text:p text:style-name="P8">R. 1</text:p>
          </table:table-cell>
          <table:table-cell table:style-name="Tabela15.A1" office:value-type="string">
            <text:p text:style-name="P7">2011-04-01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12</text:p>
          </table:table-cell>
          <table:table-cell table:style-name="Tabela15.A1" office:value-type="string">
            <text:p text:style-name="P8">12</text:p>
          </table:table-cell>
        </table:table-row>
        <table:table-row table:style-name="TableLine2166345402128">
          <table:table-cell table:style-name="Tabela15.A1" office:value-type="string">
            <text:p text:style-name="P8">13</text:p>
          </table:table-cell>
          <table:table-cell table:style-name="Tabela15.A1" office:value-type="string">
            <text:p text:style-name="P7">Sofia</text:p>
          </table:table-cell>
          <table:table-cell table:style-name="Tabela15.A1" office:value-type="string">
            <text:p text:style-name="P8">R. 28</text:p>
          </table:table-cell>
          <table:table-cell table:style-name="Tabela15.A1" office:value-type="string">
            <text:p text:style-name="P7">2010-09-09T00:00:00Z</text:p>
          </table:table-cell>
          <table:table-cell table:style-name="Tabela15.A1" office:value-type="string">
            <text:p text:style-name="P8">1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12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9744">
          <table:table-cell table:style-name="Tabela15.A1" office:value-type="string">
            <text:p text:style-name="P8">27</text:p>
          </table:table-cell>
          <table:table-cell table:style-name="Tabela15.A1" office:value-type="string">
            <text:p text:style-name="P7">Andre</text:p>
          </table:table-cell>
          <table:table-cell table:style-name="Tabela15.A1" office:value-type="string">
            <text:p text:style-name="P8">R. Z</text:p>
          </table:table-cell>
          <table:table-cell table:style-name="Tabela15.A1" office:value-type="string">
            <text:p text:style-name="P7">2005-05-01T00:00:00<text:soft-page-break/>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22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7840">
          <table:table-cell table:style-name="Tabela15.A1" office:value-type="string">
            <text:p text:style-name="P8">88</text:p>
          </table:table-cell>
          <table:table-cell table:style-name="Tabela15.A1" office:value-type="string">
            <text:p text:style-name="P7">Yami</text:p>
          </table:table-cell>
          <table:table-cell table:style-name="Tabela15.A1" office:value-type="string">
            <text:p text:style-name="P8">R. T</text:p>
          </table:table-cell>
          <table:table-cell table:style-name="Tabela15.A1" office:value-type="string">
            <text:p text:style-name="P7">2014-02-01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1</text:p>
          </table:table-cell>
          <table:table-cell table:style-name="Tabela15.A1" office:value-type="string">
            <text:p text:style-name="P8">21</text:p>
          </table:table-cell>
        </table:table-row>
        <table:table-row table:style-name="TableLine2166345402400">
          <table:table-cell table:style-name="Tabela15.A1" office:value-type="string">
            <text:p text:style-name="P8">431</text:p>
          </table:table-cell>
          <table:table-cell table:style-name="Tabela15.A1" office:value-type="string">
            <text:p text:style-name="P7">Joao da Silva</text:p>
          </table:table-cell>
          <table:table-cell table:style-name="Tabela15.A1" office:value-type="string">
            <text:p text:style-name="P8">R. Y</text:p>
          </table:table-cell>
          <table:table-cell table:style-name="Tabela15.A1" office:value-type="string">
            <text:p text:style-name="P7">2011-07-03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11104">
          <table:table-cell table:style-name="Tabela15.A1" office:value-type="string">
            <text:p text:style-name="P8">135</text:p>
          </table:table-cell>
          <table:table-cell table:style-name="Tabela15.A1" office:value-type="string">
            <text:p text:style-name="P7">Ricardo Reis</text:p>
          </table:table-cell>
          <table:table-cell table:style-name="Tabela15.A1" office:value-type="string">
            <text:p text:style-name="P8">R. 33</text:p>
          </table:table-cell>
          <table:table-cell table:style-name="Tabela15.A1" office:value-type="string">
            <text:p text:style-name="P7">2009-08-01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11376">
          <table:table-cell table:style-name="Tabela15.A1" office:value-type="string">
            <text:p text:style-name="P8">254</text:p>
          </table:table-cell>
          <table:table-cell table:style-name="Tabela15.A1" office:value-type="string">
            <text:p text:style-name="P7">Barbara</text:p>
          </table:table-cell>
          <table:table-cell table:style-name="Tabela15.A1" office:value-type="string">
            <text:p text:style-name="P8">R. Z</text:p>
          </table:table-cell>
          <table:table-cell table:style-name="Tabela15.A1" office:value-type="string">
            <text:p text:style-name="P7">2008-01-03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2</text:p>
          </table:table-cell>
          <table:table-cell table:style-name="Tabela15.A1" office:value-type="string">
            <text:p text:style-name="P8">22</text:p>
          </table:table-cell>
        </table:table-row>
        <table:table-row table:style-name="TableLine2166345410560">
          <table:table-cell table:style-name="Tabela15.A1" office:value-type="string">
            <text:p text:style-name="P8">371</text:p>
          </table:table-cell>
          <table:table-cell table:style-name="Tabela15.A1" office:value-type="string">
            <text:p text:style-name="P7">Ines</text:p>
          </table:table-cell>
          <table:table-cell table:style-name="Tabela15.A1" office:value-type="string">
            <text:p text:style-name="P8">R. Y</text:p>
          </table:table-cell>
          <table:table-cell table:style-name="Tabela15.A1" office:value-type="string">
            <text:p text:style-name="P7">2005-01-01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2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13008">
          <table:table-cell table:style-name="Tabela15.A1" office:value-type="string">
            <text:p text:style-name="P8">476</text:p>
          </table:table-cell>
          <table:table-cell table:style-name="Tabela15.A1" office:value-type="string">
            <text:p text:style-name="P7">Flor</text:p>
          </table:table-cell>
          <table:table-cell table:style-name="Tabela15.A1" office:value-type="string">
            <text:p text:style-name="P8">R. Z</text:p>
          </table:table-cell>
          <table:table-cell table:style-name="Tabela15.A1" office:value-type="string">
            <text:p text:style-name="P7">2015-10-28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3</text:p>
          </table:table-cell>
          <table:table-cell table:style-name="Tabela15.A1" office:value-type="string">
            <text:p text:style-name="P8">23</text:p>
          </table:table-cell>
        </table:table-row>
        <table:table-row table:style-name="TableLine2166345398864">
          <table:table-cell table:style-name="Tabela15.A1" office:value-type="string">
            <text:p text:style-name="P8">25</text:p>
          </table:table-cell>
          <table:table-cell table:style-name="Tabela15.A1" office:value-type="string">
            <text:p text:style-name="P7">Lina</text:p>
          </table:table-cell>
          <table:table-cell table:style-name="Tabela15.A1" office:value-type="string">
            <text:p text:style-name="P8">R. 67</text:p>
          </table:table-cell>
          <table:table-cell table:style-name="Tabela15.A1" office:value-type="string">
            <text:p text:style-name="P7">2014-09-01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3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9472"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7">Jose da Silva</text:p>
          </table:table-cell>
          <table:table-cell table:style-name="Tabela15.A1" office:value-type="string">
            <text:p text:style-name="P8">R. 8</text:p>
          </table:table-cell>
          <table:table-cell table:style-name="Tabela15.A1" office:value-type="string">
            <text:p text:style-name="P7">2011-01-02T00:00:00Z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3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11648">
          <table:table-cell table:style-name="Tabela15.A1" office:value-type="string">
            <text:p text:style-name="P8">71</text:p>
          </table:table-cell>
          <table:table-cell table:style-name="Tabela15.A1" office:value-type="string">
            <text:p text:style-name="P7">Silverio dos Reis</text:p>
          </table:table-cell>
          <table:table-cell table:style-name="Tabela15.A1" office:value-type="string">
            <text:p text:style-name="P8">R. C</text:p>
          </table:table-cell>
          <table:table-cell table:style-name="Tabela15.A1" office:value-type="string">
            <text:p text:style-name="P7">2009-01-05T00:00:00Z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31</text:p>
          </table:table-cell>
          <table:table-cell table:style-name="Tabela15.A1" office:value-type="string">
            <text:p text:style-name="P8">31</text:p>
          </table:table-cell>
        </table:table-row>
        <table:table-row table:style-name="TableLine2166345413824">
          <table:table-cell table:style-name="Tabela15.A1" office:value-type="string">
            <text:p text:style-name="P8">91</text:p>
          </table:table-cell>
          <table:table-cell table:style-name="Tabela15.A1" office:value-type="string">
            <text:p text:style-name="P7">Reis da Silva</text:p>
          </table:table-cell>
          <table:table-cell table:style-name="Tabela15.A1" office:value-type="string">
            <text:p text:style-name="P8">R. Z</text:p>
          </table:table-cell>
          <table:table-cell table:style-name="Tabela15.A1" office:value-type="string">
            <text:p text:style-name="P7">t2011-11-05T00:00:00Z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31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14096">
          <table:table-cell table:style-name="Tabela15.A1" office:value-type="string">
            <text:p text:style-name="P8">55</text:p>
          </table:table-cell>
          <table:table-cell table:style-name="Tabela15.A1" office:value-type="string">
            <text:p text:style-name="P7">Lucas</text:p>
          </table:table-cell>
          <table:table-cell table:style-name="Tabela15.A1" office:value-type="string">
            <text:p text:style-name="P8">R. 31</text:p>
          </table:table-cell>
          <table:table-cell table:style-name="Tabela15.A1" office:value-type="string">
            <text:p text:style-name="P7">2013-07-01T00:00:00Z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32</text:p>
          </table:table-cell>
          <table:table-cell table:style-name="Tabela15.A1" office:value-type="string">
            <text:p text:style-name="P8">32</text:p>
          </table:table-cell>
        </table:table-row>
        <table:table-row table:style-name="TableLine2166345413552">
          <table:table-cell table:style-name="Tabela15.A1" office:value-type="string">
            <text:p text:style-name="P8">222</text:p>
          </table:table-cell>
          <table:table-cell table:style-name="Tabela15.A1" office:value-type="string">
            <text:p text:style-name="P7">Marina</text:p>
          </table:table-cell>
          <table:table-cell table:style-name="Tabela15.A1" office:value-type="string">
            <text:p text:style-name="P8">R. 31</text:p>
          </table:table-cell>
          <table:table-cell table:style-name="Tabela15.A1" office:value-type="string">
            <text:p text:style-name="P7">2015-01-07T00:00:00Z</text:p>
          </table:table-cell>
          <table:table-cell table:style-name="Tabela15.A1" office:value-type="string">
            <text:p text:style-name="P8">3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32</text:p>
          </table:table-cell>
          <table:table-cell table:style-name="Tabela15.A1" office:value-type="string">
            <text:p text:style-name="P8">(null)</text:p>
          </table:table-cell>
        </table:table-row>
        <table:table-row table:style-name="TableLine2166345400496">
          <table:table-cell table:style-name="Tabela15.A1" office:value-type="string">
            <text:p text:style-name="P8">725</text:p>
          </table:table-cell>
          <table:table-cell table:style-name="Tabela15.A1" office:value-type="string">
            <text:p text:style-name="P7">Angelo</text:p>
          </table:table-cell>
          <table:table-cell table:style-name="Tabela15.A1" office:value-type="string">
            <text:p text:style-name="P8">R. X</text:p>
          </table:table-cell>
          <table:table-cell table:style-name="Tabela15.A1" office:value-type="string">
            <text:p text:style-name="P7">2001-03-01T00:00:00Z</text:p>
          </table:table-cell>
          <table:table-cell table:style-name="Tabela15.A1" office:value-type="string">
            <text:p text:style-name="P8">2</text:p>
          </table:table-cell>
          <table:table-cell table:style-name="Tabela15.A1" office:value-type="string">
            <text:p text:style-name="P8">(null)</text:p>
          </table:table-cell>
          <table:table-cell table:style-name="Tabela15.A1" office:value-type="string">
            <text:p text:style-name="P8">21</text:p>
          </table:table-cell>
          <table:table-cell table:style-name="Tabela15.A1" office:value-type="string">
            <text:p text:style-name="P8">(null)</text:p>
          </table:table-cell>
        </table:table-row>
      </table:table>
      <text:p text:style-name="P4"> </text:p>
      <text:p text:style-name="P9">vencimento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leLine2166345408928">
          <table:table-cell table:style-name="Tabela16.A1" office:value-type="string">
            <text:p text:style-name="Table_20_Contents"><text:span text:style-name="Strong_20_Emphasis"><text:span text:style-name="T1">cod_venc</text:span></text:span></text:p>
          </table:table-cell>
          <table:table-cell table:style-name="Tabela16.A1" office:value-type="string">
            <text:p text:style-name="Table_20_Contents"><text:span text:style-name="Strong_20_Emphasis"><text:span text:style-name="T1">nome</text:span></text:span></text:p>
          </table:table-cell>
          <table:table-cell table:style-name="Tabela16.A1" office:value-type="string">
            <text:p text:style-name="Table_20_Contents"><text:span text:style-name="Strong_20_Emphasis"><text:span text:style-name="T1">tipo</text:span></text:span></text:p>
          </table:table-cell>
          <table:table-cell table:style-name="Tabela16.A1" office:value-type="string">
            <text:p text:style-name="Table_20_Contents"><text:span text:style-name="Strong_20_Emphasis"><text:span text:style-name="T1">valor</text:span></text:span></text:p>
          </table:table-cell>
        </table:table-row>
        <table:table-row table:style-name="TableLine2165570831728">
          <table:table-cell table:style-name="Tabela16.A1" office:value-type="string">
            <text:p text:style-name="P8">1</text:p>
          </table:table-cell>
          <table:table-cell table:style-name="Tabela16.A1" office:value-type="string">
            <text:p text:style-name="P7">Salario base Analista de Sistemas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5000</text:p>
          </table:table-cell>
        </table:table-row>
        <text:soft-page-break/>
        <table:table-row table:style-name="TableLine2165570821392">
          <table:table-cell table:style-name="Tabela16.A1" office:value-type="string">
            <text:p text:style-name="P8">2</text:p>
          </table:table-cell>
          <table:table-cell table:style-name="Tabela16.A1" office:value-type="string">
            <text:p text:style-name="P7">Salario base Contador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3000</text:p>
          </table:table-cell>
        </table:table-row>
        <table:table-row table:style-name="TableLine2165570832816">
          <table:table-cell table:style-name="Tabela16.A1" office:value-type="string">
            <text:p text:style-name="P8">3</text:p>
          </table:table-cell>
          <table:table-cell table:style-name="Tabela16.A1" office:value-type="string">
            <text:p text:style-name="P7">Salario Base Engenheir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4500</text:p>
          </table:table-cell>
        </table:table-row>
        <table:table-row table:style-name="TableLine2165570832000">
          <table:table-cell table:style-name="Tabela16.A1" office:value-type="string">
            <text:p text:style-name="P8">4</text:p>
          </table:table-cell>
          <table:table-cell table:style-name="Tabela16.A1" office:value-type="string">
            <text:p text:style-name="P7">Salario Base Projetista Software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5000</text:p>
          </table:table-cell>
        </table:table-row>
        <table:table-row table:style-name="TableLine2165570834176">
          <table:table-cell table:style-name="Tabela16.A1" office:value-type="string">
            <text:p text:style-name="P8">5</text:p>
          </table:table-cell>
          <table:table-cell table:style-name="Tabela16.A1" office:value-type="string">
            <text:p text:style-name="P7">Salario Base Programador de Sistemas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3000</text:p>
          </table:table-cell>
        </table:table-row>
        <table:table-row table:style-name="TableLine2165570835536">
          <table:table-cell table:style-name="Tabela16.A1" office:value-type="string">
            <text:p text:style-name="P8">6</text:p>
          </table:table-cell>
          <table:table-cell table:style-name="Tabela16.A1" office:value-type="string">
            <text:p text:style-name="P7">Gratificacao Chefia Departament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3750</text:p>
          </table:table-cell>
        </table:table-row>
        <table:table-row table:style-name="TableLine2165570821664">
          <table:table-cell table:style-name="Tabela16.A1" office:value-type="string">
            <text:p text:style-name="P8">7</text:p>
          </table:table-cell>
          <table:table-cell table:style-name="Tabela16.A1" office:value-type="string">
            <text:p text:style-name="P7">Gratificacao Chefia Divisa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2200</text:p>
          </table:table-cell>
        </table:table-row>
        <table:table-row table:style-name="TableLine2166342811872">
          <table:table-cell table:style-name="Tabela16.A1" office:value-type="string">
            <text:p text:style-name="P8">8</text:p>
          </table:table-cell>
          <table:table-cell table:style-name="Tabela16.A1" office:value-type="string">
            <text:p text:style-name="P7">Salario Trabalhador Costrucao Civil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800</text:p>
          </table:table-cell>
        </table:table-row>
        <table:table-row table:style-name="TableLine2166342814048">
          <table:table-cell table:style-name="Tabela16.A1" office:value-type="string">
            <text:p text:style-name="P8">9</text:p>
          </table:table-cell>
          <table:table-cell table:style-name="Tabela16.A1" office:value-type="string">
            <text:p text:style-name="P7">Auxilio Salario Familia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300</text:p>
          </table:table-cell>
        </table:table-row>
        <table:table-row table:style-name="TableLine2166342812144">
          <table:table-cell table:style-name="Tabela16.A1" office:value-type="string">
            <text:p text:style-name="P8">10</text:p>
          </table:table-cell>
          <table:table-cell table:style-name="Tabela16.A1" office:value-type="string">
            <text:p text:style-name="P7">Gratificacao Tempo de servic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350</text:p>
          </table:table-cell>
        </table:table-row>
        <table:table-row table:style-name="TableLine2166342812960">
          <table:table-cell table:style-name="Tabela16.A1" office:value-type="string">
            <text:p text:style-name="P8">11</text:p>
          </table:table-cell>
          <table:table-cell table:style-name="Tabela16.A1" office:value-type="string">
            <text:p text:style-name="P7">Insalubridade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800</text:p>
          </table:table-cell>
        </table:table-row>
        <table:table-row table:style-name="TableLine2166342813776">
          <table:table-cell table:style-name="Tabela16.A1" office:value-type="string">
            <text:p text:style-name="P8">12</text:p>
          </table:table-cell>
          <table:table-cell table:style-name="Tabela16.A1" office:value-type="string">
            <text:p text:style-name="P7">Gratificacao por titulacao - Doutorad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2000</text:p>
          </table:table-cell>
        </table:table-row>
        <table:table-row table:style-name="TableLine2166342814592">
          <table:table-cell table:style-name="Tabela16.A1" office:value-type="string">
            <text:p text:style-name="P8">13</text:p>
          </table:table-cell>
          <table:table-cell table:style-name="Tabela16.A1" office:value-type="string">
            <text:p text:style-name="P7">Gratificacao por Titularidade - Mestrado</text:p>
          </table:table-cell>
          <table:table-cell table:style-name="Tabela16.A1" office:value-type="string">
            <text:p text:style-name="P8">V</text:p>
          </table:table-cell>
          <table:table-cell table:style-name="Tabela16.A1" office:value-type="string">
            <text:p text:style-name="P8">800</text:p>
          </table:table-cell>
        </table:table-row>
      </table:table>
      <text:h text:style-name="P2" text:outline-level="2">Exemplo de saída</text:h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leLine2166367600224">
          <table:table-cell table:style-name="Tabela17.A1" office:value-type="string">
            <text:p text:style-name="Table_20_Contents"><text:span text:style-name="Strong_20_Emphasis"><text:span text:style-name="T1">departamento</text:span></text:span></text:p>
          </table:table-cell>
          <table:table-cell table:style-name="Tabela17.A1" office:value-type="string">
            <text:p text:style-name="Table_20_Contents"><text:span text:style-name="Strong_20_Emphasis"><text:span text:style-name="T1">divisao</text:span></text:span></text:p>
          </table:table-cell>
          <table:table-cell table:style-name="Tabela17.A1" office:value-type="string">
            <text:p text:style-name="Table_20_Contents"><text:span text:style-name="Strong_20_Emphasis"><text:span text:style-name="T1">media</text:span></text:span></text:p>
          </table:table-cell>
          <table:table-cell table:style-name="Tabela17.A1" office:value-type="string">
            <text:p text:style-name="Table_20_Contents"><text:span text:style-name="Strong_20_Emphasis"><text:span text:style-name="T1">maior</text:span></text:span></text:p>
          </table:table-cell>
        </table:table-row>
        <table:table-row table:style-name="TableLine2166188385776">
          <table:table-cell table:style-name="Tabela17.A1" office:value-type="string">
            <text:p text:style-name="P7">TI</text:p>
          </table:table-cell>
          <table:table-cell table:style-name="Tabela17.A1" office:value-type="string">
            <text:p text:style-name="P7">Analise de Sistemas</text:p>
          </table:table-cell>
          <table:table-cell table:style-name="Tabela17.A1" office:value-type="string">
            <text:p text:style-name="P8">7733.33</text:p>
          </table:table-cell>
          <table:table-cell table:style-name="Tabela17.A1" office:value-type="string">
            <text:p text:style-name="P8">10350.00</text:p>
          </table:table-cell>
        </table:table-row>
        <table:table-row table:style-name="TableLine2166188390944">
          <table:table-cell table:style-name="Tabela17.A1" office:value-type="string">
            <text:p text:style-name="P7">TI</text:p>
          </table:table-cell>
          <table:table-cell table:style-name="Tabela17.A1" office:value-type="string">
            <text:p text:style-name="P7">Programacao</text:p>
          </table:table-cell>
          <table:table-cell table:style-name="Tabela17.A1" office:value-type="string">
            <text:p text:style-name="P8">6900.00</text:p>
          </table:table-cell>
          <table:table-cell table:style-name="Tabela17.A1" office:value-type="string">
            <text:p text:style-name="P8">7200.00</text:p>
          </table:table-cell>
        </table:table-row>
        <table:table-row table:style-name="TableLine2166188387408">
          <table:table-cell table:style-name="Tabela17.A1" office:value-type="string">
            <text:p text:style-name="P7">Engenharia</text:p>
          </table:table-cell>
          <table:table-cell table:style-name="Tabela17.A1" office:value-type="string">
            <text:p text:style-name="P7">Concreto</text:p>
          </table:table-cell>
          <table:table-cell table:style-name="Tabela17.A1" office:value-type="string">
            <text:p text:style-name="P8">6316.67</text:p>
          </table:table-cell>
          <table:table-cell table:style-name="Tabela17.A1" office:value-type="string">
            <text:p text:style-name="P8">10650.00</text:p>
          </table:table-cell>
        </table:table-row>
        <table:table-row table:style-name="TableLine2166188390672">
          <table:table-cell table:style-name="Tabela17.A1" office:value-type="string">
            <text:p text:style-name="P7">Contabilidade</text:p>
          </table:table-cell>
          <table:table-cell table:style-name="Tabela17.A1" office:value-type="string">
            <text:p text:style-name="P7">Passivo</text:p>
          </table:table-cell>
          <table:table-cell table:style-name="Tabela17.A1" office:value-type="string">
            <text:p text:style-name="P8">5900.00</text:p>
          </table:table-cell>
          <table:table-cell table:style-name="Tabela17.A1" office:value-type="string">
            <text:p text:style-name="P8">8700.00</text:p>
          </table:table-cell>
        </table:table-row>
        <table:table-row table:style-name="TableLine2166188384144">
          <table:table-cell table:style-name="Tabela17.A1" office:value-type="string">
            <text:p text:style-name="P7">Engenharia</text:p>
          </table:table-cell>
          <table:table-cell table:style-name="Tabela17.A1" office:value-type="string">
            <text:p text:style-name="P7">Calculo Estrutural</text:p>
          </table:table-cell>
          <table:table-cell table:style-name="Tabela17.A1" office:value-type="string">
            <text:p text:style-name="P8">5600.00</text:p>
          </table:table-cell>
          <table:table-cell table:style-name="Tabela17.A1" office:value-type="string">
            <text:p text:style-name="P8">6700.00</text:p>
          </table:table-cell>
        </table:table-row>
        <table:table-row table:style-name="TableLine2166188394208">
          <table:table-cell table:style-name="Tabela17.A1" office:value-type="string">
            <text:p text:style-name="P7">TI</text:p>
          </table:table-cell>
          <table:table-cell table:style-name="Tabela17.A1" office:value-type="string">
            <text:p text:style-name="P7">Desenvoilvimento de Projetos</text:p>
          </table:table-cell>
          <table:table-cell table:style-name="Tabela17.A1" office:value-type="string">
            <text:p text:style-name="P8">4700.00</text:p>
          </table:table-cell>
          <table:table-cell table:style-name="Tabela17.A1" office:value-type="string">
            <text:p text:style-name="P8">7700.00</text:p>
          </table:table-cell>
        </table:table-row>
        <table:table-row table:style-name="TableLine2166188388768">
          <table:table-cell table:style-name="Tabela17.A1" office:value-type="string">
            <text:p text:style-name="P7">Contabilidade</text:p>
          </table:table-cell>
          <table:table-cell table:style-name="Tabela17.A1" office:value-type="string">
            <text:p text:style-name="P7">Ativo</text:p>
          </table:table-cell>
          <table:table-cell table:style-name="Tabela17.A1" office:value-type="string">
            <text:p text:style-name="P8">4366.67</text:p>
          </table:table-cell>
          <table:table-cell table:style-name="Tabela17.A1" office:value-type="string">
            <text:p text:style-name="P8">6000.00</text:p>
          </table:table-cell>
        </table:table-row>
      </table:table>
      <text:p text:style-name="P6"/>
      <text:p text:style-name="P6"/>
      <text:p text:style-name="P6"/>
      <text:p text:style-name="P12"><text:span text:style-name="T5">SELECT</text:span> </text:p>
      <text:p text:style-name="P13"><text:s text:c="4"/><text:span text:style-name="T7">d</text:span><text:span text:style-name="T9">.</text:span><text:span text:style-name="T7">nome </text:span><text:span text:style-name="T6">AS</text:span><text:span text:style-name="T7"> departamento</text:span><text:span text:style-name="T9">,</text:span></text:p>
      <text:p text:style-name="P13"><text:s text:c="4"/><text:span text:style-name="T11">div</text:span><text:span text:style-name="T9">.</text:span><text:span text:style-name="T7">nome </text:span><text:span text:style-name="T6">AS</text:span><text:span text:style-name="T7"> divisao</text:span><text:span text:style-name="T9">,</text:span></text:p>
      <text:p text:style-name="P13"><text:s text:c="4"/><text:span text:style-name="T11">ROUND</text:span><text:span text:style-name="T9">(</text:span><text:span text:style-name="T11">AVG</text:span><text:span text:style-name="T9">(</text:span><text:span text:style-name="T7">total_salario</text:span><text:span text:style-name="T9">),</text:span><text:span text:style-name="T7"> </text:span><text:span text:style-name="T12">2</text:span><text:span text:style-name="T9">)</text:span><text:span text:style-name="T7"> </text:span><text:span text:style-name="T6">AS</text:span><text:span text:style-name="T7"> media</text:span><text:span text:style-name="T9">,</text:span></text:p>
      <text:p text:style-name="P13"><text:s text:c="4"/><text:span text:style-name="T11">ROUND</text:span><text:span text:style-name="T9">(</text:span><text:span text:style-name="T11">MAX</text:span><text:span text:style-name="T9">(</text:span><text:span text:style-name="T7">total_salario</text:span><text:span text:style-name="T9">),</text:span><text:span text:style-name="T7"> </text:span><text:span text:style-name="T12">2</text:span><text:span text:style-name="T9">)</text:span><text:span text:style-name="T7"> </text:span><text:span text:style-name="T6">AS</text:span><text:span text:style-name="T7"> maior</text:span></text:p>
      <text:p text:style-name="P11"><text:span text:style-name="T5">FROM</text:span> <text:span text:style-name="T8">(</text:span></text:p>
      <text:p text:style-name="P13"><text:s text:c="4"/><text:span text:style-name="T6">SELECT</text:span><text:span text:style-name="T7"> </text:span></text:p>
      <text:p text:style-name="P13"><text:s text:c="8"/><text:span text:style-name="T7">e</text:span><text:span text:style-name="T9">.</text:span><text:span text:style-name="T7">matr</text:span><text:span text:style-name="T9">,</text:span></text:p>
      <text:p text:style-name="P13"><text:s text:c="8"/><text:span text:style-name="T7">e</text:span><text:span text:style-name="T9">.</text:span><text:span text:style-name="T7">lotacao_div</text:span><text:span text:style-name="T9">,</text:span></text:p>
      <text:p text:style-name="P13"><text:s text:c="8"/><text:span text:style-name="T6">COALESCE</text:span><text:span text:style-name="T9">(</text:span><text:span text:style-name="T11">SUM</text:span><text:span text:style-name="T9">(</text:span><text:span text:style-name="T7">v</text:span><text:span text:style-name="T9">.</text:span><text:span text:style-name="T7">valor</text:span><text:span text:style-name="T9">),</text:span><text:span text:style-name="T7"> </text:span><text:span text:style-name="T12">0</text:span><text:span text:style-name="T9">)</text:span><text:span text:style-name="T7"> </text:span><text:span text:style-name="T11">-</text:span><text:span text:style-name="T7"> </text:span><text:span text:style-name="T6">COALESCE</text:span><text:span text:style-name="T9">(</text:span><text:span text:style-name="T11">SUM</text:span><text:span text:style-name="T9">(</text:span><text:span text:style-name="T7">desc_valor</text:span><text:span text:style-name="T9">.</text:span><text:span text:style-name="T7">valor</text:span><text:span text:style-name="T9">),</text:span><text:span text:style-name="T7"> </text:span><text:span text:style-name="T12">0</text:span><text:span text:style-name="T9">)</text:span><text:span text:style-name="T7"> </text:span><text:span text:style-name="T6">AS</text:span><text:span text:style-name="T7"> total_salario</text:span></text:p>
      <text:p text:style-name="P13"><text:s text:c="4"/><text:span text:style-name="T6">FROM</text:span><text:span text:style-name="T7"> </text:span></text:p>
      <text:p text:style-name="P13"><text:soft-page-break/><text:s text:c="8"/><text:span text:style-name="T7">empregado e</text:span></text:p>
      <text:p text:style-name="P13"><text:s text:c="4"/><text:span text:style-name="T6">LEFT</text:span><text:span text:style-name="T7"> </text:span><text:span text:style-name="T6">JOIN</text:span><text:span text:style-name="T7"> </text:span><text:span text:style-name="T9">(</text:span></text:p>
      <text:p text:style-name="P13"><text:s text:c="8"/><text:span text:style-name="T6">SELECT</text:span><text:span text:style-name="T7"> ev</text:span><text:span text:style-name="T9">.</text:span><text:span text:style-name="T7">matr</text:span><text:span text:style-name="T9">,</text:span><text:span text:style-name="T7"> </text:span><text:span text:style-name="T11">SUM</text:span><text:span text:style-name="T9">(</text:span><text:span text:style-name="T7">v</text:span><text:span text:style-name="T9">.</text:span><text:span text:style-name="T7">valor</text:span><text:span text:style-name="T9">)</text:span><text:span text:style-name="T7"> </text:span><text:span text:style-name="T6">AS</text:span><text:span text:style-name="T7"> valor</text:span></text:p>
      <text:p text:style-name="P13"><text:s text:c="8"/><text:span text:style-name="T6">FROM</text:span><text:span text:style-name="T7"> emp_venc ev</text:span></text:p>
      <text:p text:style-name="P13"><text:s text:c="8"/><text:span text:style-name="T6">JOIN</text:span><text:span text:style-name="T7"> vencimento v </text:span><text:span text:style-name="T6">ON</text:span><text:span text:style-name="T7"> ev</text:span><text:span text:style-name="T9">.</text:span><text:span text:style-name="T7">cod_venc </text:span><text:span text:style-name="T11">=</text:span><text:span text:style-name="T7"> v</text:span><text:span text:style-name="T9">.</text:span><text:span text:style-name="T7">cod_venc</text:span></text:p>
      <text:p text:style-name="P13"><text:s text:c="8"/><text:span text:style-name="T6">GROUP</text:span><text:span text:style-name="T7"> </text:span><text:span text:style-name="T6">BY</text:span><text:span text:style-name="T7"> ev</text:span><text:span text:style-name="T9">.</text:span><text:span text:style-name="T7">matr</text:span></text:p>
      <text:p text:style-name="P13"><text:s text:c="4"/><text:span text:style-name="T9">)</text:span><text:span text:style-name="T7"> v </text:span><text:span text:style-name="T6">ON</text:span><text:span text:style-name="T7"> e</text:span><text:span text:style-name="T9">.</text:span><text:span text:style-name="T7">matr </text:span><text:span text:style-name="T11">=</text:span><text:span text:style-name="T7"> v</text:span><text:span text:style-name="T9">.</text:span><text:span text:style-name="T7">matr</text:span></text:p>
      <text:p text:style-name="P13"><text:s text:c="4"/><text:span text:style-name="T6">LEFT</text:span><text:span text:style-name="T7"> </text:span><text:span text:style-name="T6">JOIN</text:span><text:span text:style-name="T7"> </text:span><text:span text:style-name="T9">(</text:span></text:p>
      <text:p text:style-name="P13"><text:s text:c="8"/><text:span text:style-name="T6">SELECT</text:span><text:span text:style-name="T7"> ed</text:span><text:span text:style-name="T9">.</text:span><text:span text:style-name="T7">matr</text:span><text:span text:style-name="T9">,</text:span><text:span text:style-name="T7"> </text:span><text:span text:style-name="T11">SUM</text:span><text:span text:style-name="T9">(</text:span><text:span text:style-name="T7">d</text:span><text:span text:style-name="T9">.</text:span><text:span text:style-name="T7">valor</text:span><text:span text:style-name="T9">)</text:span><text:span text:style-name="T7"> </text:span><text:span text:style-name="T6">AS</text:span><text:span text:style-name="T7"> valor</text:span></text:p>
      <text:p text:style-name="P13"><text:s text:c="8"/><text:span text:style-name="T6">FROM</text:span><text:span text:style-name="T7"> emp_desc ed</text:span></text:p>
      <text:p text:style-name="P13"><text:s text:c="8"/><text:span text:style-name="T6">JOIN</text:span><text:span text:style-name="T7"> desconto d </text:span><text:span text:style-name="T6">ON</text:span><text:span text:style-name="T7"> ed</text:span><text:span text:style-name="T9">.</text:span><text:span text:style-name="T7">cod_desc </text:span><text:span text:style-name="T11">=</text:span><text:span text:style-name="T7"> d</text:span><text:span text:style-name="T9">.</text:span><text:span text:style-name="T7">cod_desc</text:span></text:p>
      <text:p text:style-name="P13"><text:s text:c="8"/><text:span text:style-name="T6">GROUP</text:span><text:span text:style-name="T7"> </text:span><text:span text:style-name="T6">BY</text:span><text:span text:style-name="T7"> ed</text:span><text:span text:style-name="T9">.</text:span><text:span text:style-name="T7">matr</text:span></text:p>
      <text:p text:style-name="P13"><text:s text:c="4"/><text:span text:style-name="T9">)</text:span><text:span text:style-name="T7"> desc_valor </text:span><text:span text:style-name="T6">ON</text:span><text:span text:style-name="T7"> e</text:span><text:span text:style-name="T9">.</text:span><text:span text:style-name="T7">matr </text:span><text:span text:style-name="T11">=</text:span><text:span text:style-name="T7"> desc_valor</text:span><text:span text:style-name="T9">.</text:span><text:span text:style-name="T7">matr</text:span></text:p>
      <text:p text:style-name="P13"><text:s text:c="4"/><text:span text:style-name="T6">GROUP</text:span><text:span text:style-name="T7"> </text:span><text:span text:style-name="T6">BY</text:span><text:span text:style-name="T7"> e</text:span><text:span text:style-name="T9">.</text:span><text:span text:style-name="T7">matr</text:span><text:span text:style-name="T9">,</text:span><text:span text:style-name="T7"> e</text:span><text:span text:style-name="T9">.</text:span><text:span text:style-name="T7">lotacao_div</text:span></text:p>
      <text:p text:style-name="P11"><text:span text:style-name="T8">)</text:span> salarios</text:p>
      <text:p text:style-name="P11"><text:span text:style-name="T5">JOIN</text:span> divisao <text:span text:style-name="T10">div</text:span> <text:span text:style-name="T5">ON</text:span> salarios<text:span text:style-name="T8">.</text:span>lotacao_div <text:span text:style-name="T10">=</text:span> <text:span text:style-name="T10">div</text:span><text:span text:style-name="T8">.</text:span>cod_divisao</text:p>
      <text:p text:style-name="P11"><text:span text:style-name="T5">JOIN</text:span> departamento d <text:span text:style-name="T5">ON</text:span> <text:span text:style-name="T10">div</text:span><text:span text:style-name="T8">.</text:span>cod_dep <text:span text:style-name="T10">=</text:span> d<text:span text:style-name="T8">.</text:span>cod_dep</text:p>
      <text:p text:style-name="P11"><text:span text:style-name="T5">GROUP</text:span> <text:span text:style-name="T5">BY</text:span> d<text:span text:style-name="T8">.</text:span>nome<text:span text:style-name="T8">,</text:span> <text:span text:style-name="T10">div</text:span><text:span text:style-name="T8">.</text:span>nome<text:span text:style-name="T8">,</text:span> <text:span text:style-name="T10">div</text:span><text:span text:style-name="T8">.</text:span>cod_divisao</text:p>
      <text:p text:style-name="P11"><text:span text:style-name="T5">ORDER</text:span> <text:span text:style-name="T5">BY</text:span> media <text:span text:style-name="T5">DESC</text:span><text:span text:style-name="T8">;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0-05T15:17:53.050000000</dc:date>
    <meta:editing-duration>PT3M31S</meta:editing-duration>
    <meta:editing-cycles>4</meta:editing-cycles>
    <meta:generator>LibreOffice/7.2.2.2$Windows_X86_64 LibreOffice_project/02b2acce88a210515b4a5bb2e46cbfb63fe97d56</meta:generator>
    <meta:document-statistic meta:table-count="17" meta:image-count="1" meta:object-count="0" meta:page-count="8" meta:paragraph-count="591" meta:word-count="846" meta:character-count="4562" meta:non-whitespace-character-count="4135"/>
  </office:meta>
</office:document-meta>
</file>